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146in" fo:margin-left="0in" fo:margin-top="0in" fo:margin-bottom="0in" table:align="left"/>
    </style:style>
    <style:style style:name="Table1.A" style:family="table-column">
      <style:table-column-properties style:column-width="3.4792in"/>
    </style:style>
    <style:style style:name="Table1.B" style:family="table-column">
      <style:table-column-properties style:column-width="3.1347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2" style:family="table">
      <style:table-properties style:width="6.6146in" fo:margin-left="0in" fo:margin-top="0in" fo:margin-bottom="0in" table:align="left"/>
    </style:style>
    <style:style style:name="Table2.A" style:family="table-column">
      <style:table-column-properties style:column-width="3.4792in"/>
    </style:style>
    <style:style style:name="Table2.B" style:family="table-column">
      <style:table-column-properties style:column-width="3.1347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5208in" fo:margin-left="0in" fo:margin-top="0in" fo:margin-bottom="0in" table:align="left"/>
    </style:style>
    <style:style style:name="Table9.A" style:family="table-column">
      <style:table-column-properties style:column-width="1.2813in"/>
    </style:style>
    <style:style style:name="Table9.B" style:family="table-column">
      <style:table-column-properties style:column-width="2.0729in"/>
    </style:style>
    <style:style style:name="Table9.C" style:family="table-column">
      <style:table-column-properties style:column-width="3.1667in"/>
    </style:style>
    <style:style style:name="Table9.1" style:family="table-row">
      <style:table-row-properties style:min-row-height="0.3576in" fo:keep-together="auto"/>
    </style:style>
    <style:style style:name="Table9.A1" style:family="table-cell">
      <style:table-cell-properties style:vertical-align="" fo:padding="0.0694in" fo:border="0.5pt solid #000000"/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5313in" fo:margin-left="0in" fo:margin-top="0in" fo:margin-bottom="0in" table:align="left"/>
    </style:style>
    <style:style style:name="Table13.A" style:family="table-column">
      <style:table-column-properties style:column-width="5in"/>
    </style:style>
    <style:style style:name="Table13.B" style:family="table-column">
      <style:table-column-properties style:column-width="1.5306in"/>
    </style:style>
    <style:style style:name="Table13.1" style:family="table-row">
      <style:table-row-properties style:min-row-height="0.3576in" fo:keep-together="auto"/>
    </style:style>
    <style:style style:name="Table13.A1" style:family="table-cell">
      <style:table-cell-properties style:vertical-align="" fo:padding="0.0694in" fo:border="0.5pt solid #000000"/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5313in" fo:margin-left="0in" fo:margin-top="0in" fo:margin-bottom="0in" table:align="left"/>
    </style:style>
    <style:style style:name="Table19.A" style:family="table-column">
      <style:table-column-properties style:column-width="0.8465in"/>
    </style:style>
    <style:style style:name="Table19.B" style:family="table-column">
      <style:table-column-properties style:column-width="1.8889in"/>
    </style:style>
    <style:style style:name="Table19.C" style:family="table-column">
      <style:table-column-properties style:column-width="3.7958in"/>
    </style:style>
    <style:style style:name="Table19.1" style:family="table-row">
      <style:table-row-properties style:min-row-height="0.3472in" fo:keep-together="auto"/>
    </style:style>
    <style:style style:name="Table19.A1" style:family="table-cell">
      <style:table-cell-properties style:vertical-align="" fo:padding="0.0694in" fo:border="0.5pt solid #000000"/>
    </style:style>
    <style:style style:name="Table19.2" style:family="table-row">
      <style:table-row-properties style:min-row-height="0.5347in" fo:keep-together="auto"/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458in" fo:margin-left="0in" fo:margin-top="0in" fo:margin-bottom="0in" table:align="left"/>
    </style:style>
    <style:style style:name="Table22.A" style:family="table-column">
      <style:table-column-properties style:column-width="3.0417in"/>
    </style:style>
    <style:style style:name="Table22.B" style:family="table-column">
      <style:table-column-properties style:column-width="3.6035in"/>
    </style:style>
    <style:style style:name="Table22.1" style:family="table-row">
      <style:table-row-properties style:min-row-height="0.3472in" fo:keep-together="auto"/>
    </style:style>
    <style:style style:name="Table22.A1" style:family="table-cell">
      <style:table-cell-properties style:vertical-align="" fo:padding="0.0694in" fo:border="0.5pt solid #000000"/>
    </style:style>
    <style:style style:name="Table22.2" style:family="table-row">
      <style:table-row-properties style:min-row-height="0.5347in" fo:keep-together="auto"/>
    </style:style>
    <style:style style:name="Table22.3" style:family="table-row">
      <style:table-row-properties style:min-row-height="0.4722in" fo:keep-together="auto"/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44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44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4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" style:family="paragraph" style:parent-style-name="Standard">
      <style:paragraph-properties fo:margin-left="0in" fo:margin-right="0in" fo:margin-top="0.1665in" fo:margin-bottom="0.028in" loext:contextual-spacing="false" fo:line-height="100%" fo:text-align="justify" style:justify-single-word="false" fo:text-indent="0in" style:auto-text-indent="false" fo:keep-with-next="auto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30" style:family="paragraph" style:parent-style-name="Standard">
      <style:paragraph-properties fo:margin-top="0.1665in" fo:margin-bottom="0.1665in" loext:contextual-spacing="false" fo:line-height="100%"/>
    </style:style>
    <style:style style:name="P31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7">
      <style:paragraph-properties fo:margin-left="0.5in" fo:margin-right="0in" fo:margin-top="0.0398in" fo:margin-bottom="0in" loext:contextual-spacing="false" fo:text-indent="-0.25in" style:auto-text-indent="false"/>
    </style:style>
    <style:style style:name="P41" style:family="paragraph" style:parent-style-name="Standard" style:list-style-name="WWNum21">
      <style:paragraph-properties fo:margin-left="0.5in" fo:margin-right="0in" fo:margin-top="0.0398in" fo:margin-bottom="0in" loext:contextual-spacing="false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44" style:family="paragraph" style:parent-style-name="Standard" style:list-style-name="WWNum20">
      <style:paragraph-properties fo:margin-left="0.5in" fo:margin-right="0in" fo:margin-top="0.0398in" fo:margin-bottom="0in" loext:contextual-spacing="false" fo:text-indent="-0.25in" style:auto-text-indent="false"/>
    </style:style>
    <style:style style:name="P45" style:family="paragraph" style:parent-style-name="Standard" style:list-style-name="WWNum17">
      <style:paragraph-properties fo:margin-left="0.5in" fo:margin-right="0in" fo:margin-top="0.0429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21">
      <style:paragraph-properties fo:margin-left="0.5in" fo:margin-right="0in" fo:margin-top="0.0429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9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0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1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0">
      <style:paragraph-properties fo:margin-left="0.5in" fo:margin-right="0in" fo:margin-top="0in" fo:margin-bottom="0in" loext:contextual-spacing="false" fo:text-indent="-0.25in" style:auto-text-indent="false"/>
    </style:style>
    <style:style style:name="P74" style:family="paragraph" style:parent-style-name="Standard" style:list-style-name="WWNum2">
      <style:paragraph-properties fo:margin-left="0.5in" fo:margin-right="0in" fo:margin-top="0.0429in" fo:margin-bottom="0.1665in" loext:contextual-spacing="false" fo:line-height="100%" fo:text-align="start" style:justify-single-word="false" fo:text-indent="-0.25in" style:auto-text-indent="false"/>
    </style:style>
    <style:style style:name="P75" style:family="paragraph" style:parent-style-name="Standard" style:list-style-name="WWNum1">
      <style:paragraph-properties fo:margin-left="0.5in" fo:margin-right="0in" fo:margin-top="0.0429in" fo:margin-bottom="0.1665in" loext:contextual-spacing="false" fo:line-height="100%" fo:text-align="start" style:justify-single-word="false" fo:text-indent="-0.25in" style:auto-text-indent="false"/>
    </style:style>
    <style:style style:name="P76" style:family="paragraph" style:parent-style-name="Standard" style:list-style-name="WWNum14">
      <style:paragraph-properties fo:margin-left="0.5in" fo:margin-right="0in" fo:margin-top="0.0429in" fo:margin-bottom="0.1665in" loext:contextual-spacing="false" fo:line-height="100%" fo:text-align="start" style:justify-single-word="false" fo:text-indent="-0.25in" style:auto-text-indent="false"/>
    </style:style>
    <style:style style:name="P77" style:family="paragraph" style:parent-style-name="Standard" style:list-style-name="WWNum20">
      <style:paragraph-properties fo:margin-left="0.5in" fo:margin-right="0in" fo:margin-top="0in" fo:margin-bottom="0.0429in" loext:contextual-spacing="false" fo:text-indent="-0.25in" style:auto-text-indent="false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9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80" style:family="paragraph" style:parent-style-name="Standard" style:list-style-name="WWNum14">
      <style:paragraph-properties fo:margin-left="1in" fo:margin-right="0in" fo:margin-top="0.0398in" fo:margin-bottom="0in" loext:contextual-spacing="false" fo:text-indent="-0.25in" style:auto-text-indent="false"/>
    </style:style>
    <style:style style:name="P81" style:family="paragraph" style:parent-style-name="Standard" style:list-style-name="WWNum8">
      <style:paragraph-properties fo:margin-left="1in" fo:margin-right="0in" fo:text-indent="-0.25in" style:auto-text-indent="false"/>
    </style:style>
    <style:style style:name="P82" style:family="paragraph" style:parent-style-name="Standard" style:list-style-name="WWNum4">
      <style:paragraph-properties fo:margin-left="1in" fo:margin-right="0in" fo:text-indent="-0.25in" style:auto-text-indent="false"/>
    </style:style>
    <style:style style:name="P83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4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85" style:family="paragraph" style:parent-style-name="Standard" style:list-style-name="WWNum3">
      <style:paragraph-properties fo:margin-left="0.5in" fo:margin-right="0.4165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3">
      <style:paragraph-properties fo:margin-left="0.5in" fo:margin-right="0.4165in" fo:margin-top="0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3">
      <style:paragraph-properties fo:margin-left="0.5in" fo:margin-right="0.4165in" fo:margin-top="0in" fo:margin-bottom="0.1665in" loext:contextual-spacing="false" fo:line-height="100%" fo:text-indent="-0.25in" style:auto-text-indent="false"/>
    </style:style>
    <style:style style:name="P88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89" style:family="paragraph" style:parent-style-name="Heading_20_2">
      <style:paragraph-properties fo:margin-top="0.1665in" fo:margin-bottom="0.1665in" loext:contextual-spacing="false" fo:line-height="100%" fo:text-align="start" style:justify-single-word="false"/>
    </style:style>
    <style:style style:name="P90" style:family="paragraph" style:parent-style-name="Heading_20_2">
      <style:paragraph-properties fo:margin-left="0in" fo:margin-right="0in" fo:text-indent="0in" style:auto-text-indent="false"/>
    </style:style>
    <style:style style:name="P91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9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7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1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2" style:family="text">
      <style:text-properties fo:color="#dd1144" style:font-name="Consolas" fo:background-color="#f8f8f8" loext:char-shading-value="0" style:font-name-asian="Consolas1" style:font-name-complex="Consolas1"/>
    </style:style>
    <style:style style:name="T23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6" style:family="text">
      <style:text-properties fo:color="#188038" style:font-name="Roboto Mono" style:font-name-asian="Roboto Mono1" style:font-name-complex="Roboto Mono1"/>
    </style:style>
    <style:style style:name="T27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28" style:family="text">
      <style:text-properties style:text-underline-style="none"/>
    </style:style>
    <style:style style:name="T29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0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1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32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bookmark text:name="_aczyuw2yex2w"/><text:span text:style-name="T1">Introducción a Terraform y Salt Project </text:span><text:span text:style-name="T2"><text:line-break/></text:span><text:span text:style-name="T3">Unidad 04. Bloques avanzados, bucles y dependencias en Terraform</text:span></text:p>
      <text:p text:style-name="P3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2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utor: Sergi García</text:span></text:p>
      <text:p text:style-name="P5"><text:span text:style-name="T5">Actualizado Noviembre 2025</text:span></text:p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5go00nm4p1c0" text:style-name="Index_20_Link" text:visited-style-name="Index_20_Link"><text:span text:style-name="T13">1. 🌍 Introducción al control dinámico de recursos<text:tab/>3</text:span></text:a></text:p>
          <text:p text:style-name="P19"><text:a xlink:type="simple" xlink:href="#_l1et3bquplqe" text:style-name="Index_20_Link" text:visited-style-name="Index_20_Link"><text:span text:style-name="T13">2. 🧩 Control de recursos con count<text:tab/>6</text:span></text:a></text:p>
          <text:p text:style-name="P19"><text:a xlink:type="simple" xlink:href="#_7zloxg9paj97" text:style-name="Index_20_Link" text:visited-style-name="Index_20_Link"><text:span text:style-name="T13">3. 🔁 Control de recursos con for_each<text:tab/>8</text:span></text:a></text:p>
          <text:p text:style-name="P19"><text:a xlink:type="simple" xlink:href="#_nvbne28yk8c3" text:style-name="Index_20_Link" text:visited-style-name="Index_20_Link"><text:span text:style-name="T13">4. 🔗 Gestión de dependencias con depends_on<text:tab/>9</text:span></text:a></text:p>
          <text:p text:style-name="P19"><text:a xlink:type="simple" xlink:href="#_8h6dnvi91d7q" text:style-name="Index_20_Link" text:visited-style-name="Index_20_Link"><text:span text:style-name="T13">5. 🧮 Condicionales en Terraform<text:tab/>11</text:span></text:a></text:p>
          <text:p text:style-name="P19"><text:a xlink:type="simple" xlink:href="#_cyxl497sggor" text:style-name="Index_20_Link" text:visited-style-name="Index_20_Link"><text:span text:style-name="T13">6. 🧰 Funciones integradas de Terraform<text:tab/>13</text:span></text:a></text:p>
          <text:p text:style-name="P19"><text:a xlink:type="simple" xlink:href="#_ry7lhhx4vjep" text:style-name="Index_20_Link" text:visited-style-name="Index_20_Link"><text:span text:style-name="T13">7. 🧱 Módulos en Terraform<text:tab/>15</text:span></text:a></text:p>
          <text:p text:style-name="P19"><text:a xlink:type="simple" xlink:href="#_1hixx1opznli" text:style-name="Index_20_Link" text:visited-style-name="Index_20_Link"><text:span text:style-name="T13">8. 📚 Webgrafía<text:tab/>17</text:span></text:a></text:p>
        </text:index-body>
      </text:table-of-content>
      <text:p text:style-name="P17"/>
      <text:p text:style-name="P17"/>
      <text:p text:style-name="P21"/>
      <text:p text:style-name="P21"/>
      <text:p text:style-name="P21"/>
      <text:p text:style-name="P22"><text:span text:style-name="T11">Unidad 04. Bloques avanzados, bucles y dependencias en Terraform</text:span></text:p>
      <text:p text:style-name="Heading_20_1"><text:bookmark text:name="_5go00nm4p1c0"/>1. <text:span text:style-name="T14">🌍 </text:span>Introducción al control dinámico de recursos</text:p>
      <text:p text:style-name="Heading_20_2"><text:bookmark text:name="_snxfzwnn2v2w"/>1.1 ¿Por qué necesitamos lógica avanzada en Terraform?</text:p>
      <text:p text:style-name="P30">Terraform permite describir infraestructura como código de manera declarativa, lo cual es muy poderoso. Sin embargo, al crecer un proyecto, surgen nuevas necesidades:</text:p>
      <text:list xml:id="list2138430950" text:style-name="WWNum17">
        <text:list-item>
          <text:p text:style-name="P31">Crear <text:span text:style-name="T9">recursos de forma repetitiva</text:span> (como 10 instancias, 5 buckets, etc.)</text:p>
        </text:list-item>
        <text:list-item>
          <text:p text:style-name="P40">Activar o desactivar recursos según una condición (var.enabled)</text:p>
        </text:list-item>
        <text:list-item>
          <text:p text:style-name="P45">Evitar duplicación (repetir bloques con distinto nombre, puerto, ID, etc.)</text:p>
        </text:list-item>
        <text:list-item>
          <text:p text:style-name="P47">Controlar <text:span text:style-name="T9">el orden de creación</text:span> y dependencias explícitas</text:p>
        </text:list-item>
      </text:list>
      <text:p text:style-name="P30">👉 Para resolver esto, Terraform incorpora herramientas como:</text:p>
      <text:list xml:id="list2812424200" text:style-name="WWNum23">
        <text:list-item>
          <text:p text:style-name="P51">count</text:p>
        </text:list-item>
        <text:list-item>
          <text:p text:style-name="P51">for_each</text:p>
        </text:list-item>
        <text:list-item>
          <text:p text:style-name="P51">Expresiones condicionales (condición ? A : B)</text:p>
        </text:list-item>
        <text:list-item>
          <text:p text:style-name="P51">depends_on</text:p>
        </text:list-item>
        <text:list-item>
          <text:p text:style-name="P51">Funciones integradas (ej: length, join, lookup, etc.)</text:p>
        </text:list-item>
      </text:list>
      <text:p text:style-name="P30">Estas herramientas permiten aplicar <text:span text:style-name="T15">lógica dinámica</text:span> a recursos estáticos, sin perder la filosofía declarativa.</text:p>
      <text:p text:style-name="Heading_20_2"><text:bookmark text:name="_jixzmug7lzv6"/>1.2 Casos comunes de lógica avanzada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9">Escenario</text:span></text:p>
          </table:table-cell>
          <table:table-cell table:style-name="Table1.A1" office:value-type="string">
            <text:p text:style-name="P1"><text:span text:style-name="T9">Solución Terraform</text:span></text:p>
          </table:table-cell>
        </table:table-row>
        <table:table-row table:style-name="Table1.1">
          <table:table-cell table:style-name="Table1.A1" office:value-type="string">
            <text:p text:style-name="Standard">Crear múltiples recursos con nombres diferentes</text:p>
          </table:table-cell>
          <table:table-cell table:style-name="Table1.A1" office:value-type="string">
            <text:p text:style-name="P27">for_each con una lista o mapa</text:p>
          </table:table-cell>
        </table:table-row>
        <table:table-row table:style-name="Table1.1">
          <table:table-cell table:style-name="Table1.A1" office:value-type="string">
            <text:p text:style-name="Standard">Crear un recurso <text:span text:style-name="T9">solo si</text:span> una variable es verdadera</text:p>
          </table:table-cell>
          <table:table-cell table:style-name="Table1.A1" office:value-type="string">
            <text:p text:style-name="P27">count = var.enabled ? 1 : 0</text:p>
          </table:table-cell>
        </table:table-row>
        <table:table-row table:style-name="Table1.1">
          <table:table-cell table:style-name="Table1.A1" office:value-type="string">
            <text:p text:style-name="Standard">Usar diferentes parámetros según el entorno</text:p>
          </table:table-cell>
          <table:table-cell table:style-name="Table1.A1" office:value-type="string">
            <text:p text:style-name="P27">Expresiones condicionales</text:p>
          </table:table-cell>
        </table:table-row>
        <table:table-row table:style-name="Table1.1">
          <table:table-cell table:style-name="Table1.A1" office:value-type="string">
            <text:p text:style-name="Standard">Generar recursos a partir de listas configurables</text:p>
          </table:table-cell>
          <table:table-cell table:style-name="Table1.A1" office:value-type="string">
            <text:p text:style-name="P27">Bucles for, for_each, count</text:p>
          </table:table-cell>
        </table:table-row>
        <table:table-row table:style-name="Table1.1">
          <table:table-cell table:style-name="Table1.A1" office:value-type="string">
            <text:p text:style-name="Standard">Reutilizar lógica</text:p>
          </table:table-cell>
          <table:table-cell table:style-name="Table1.A1" office:value-type="string">
            <text:p text:style-name="P27">locals o módulos</text:p>
          </table:table-cell>
        </table:table-row>
        <table:table-row table:style-name="Table1.1">
          <table:table-cell table:style-name="Table1.A1" office:value-type="string">
            <text:p text:style-name="Standard">Crear recursos en orden</text:p>
          </table:table-cell>
          <table:table-cell table:style-name="Table1.A1" office:value-type="string">
            <text:p text:style-name="P27">depends_on explícito</text:p>
          </table:table-cell>
        </table:table-row>
      </table:table>
      <text:p text:style-name="Heading_20_2"><text:bookmark text:name="_k7c277h4lbij"/>1.3 Beneficios del control dinámico</text:p>
      <text:list xml:id="list3421881754" text:style-name="WWNum21">
        <text:list-item>
          <text:p text:style-name="P32">✅ <text:span text:style-name="T9">Escalabilidad</text:span>: puedes crear cientos de recursos sin duplicar código</text:p>
        </text:list-item>
        <text:list-item>
          <text:p text:style-name="P68">✅ <text:span text:style-name="T9">Mantenibilidad</text:span>: más fácil hacer cambios cuando los datos están parametrizados</text:p>
        </text:list-item>
        <text:list-item>
          <text:p text:style-name="P41">✅ <text:span text:style-name="T9">Flexibilidad</text:span>: puedes condicionar la creación según flags (ej: var.enable_logs)</text:p>
        </text:list-item>
        <text:list-item>
          <text:p text:style-name="P46">✅ <text:span text:style-name="T9">Reutilización</text:span>: lógica común en módulos y locals</text:p>
        </text:list-item>
        <text:list-item>
          <text:p text:style-name="P48">✅ <text:span text:style-name="T9">Menos errores humanos</text:span>: la lógica lo maneja, no tú</text:p>
        </text:list-item>
      </text:list>
      <text:p text:style-name="Standard"><text:span text:style-name="T9">💡 Ejemplo</text:span>: Imagina que quieres crear 5 buckets de S3. ¿Escribirías 5 bloques resource manuales? ¡No! Con for_each, defines una lista de nombres y Terraform hace el trabajo.</text:p>
      <text:p text:style-name="Heading_20_2"><text:bookmark text:name="_mj03lz6rg4t3"/>1.4 Cómo se ve en la práctica</text:p>
      <text:p text:style-name="P30">👉 Para resolver esto, Terraform incorpora herramientas como:</text:p>
      <text:list xml:id="list234443025790615" text:continue-list="list2812424200" text:style-name="WWNum23">
        <text:list-item>
          <text:p text:style-name="P51">count</text:p>
        </text:list-item>
        <text:list-item>
          <text:p text:style-name="P51">for_each</text:p>
        </text:list-item>
        <text:list-item>
          <text:p text:style-name="P51">Expresiones condicionales (condición ? A : B)</text:p>
        </text:list-item>
        <text:list-item>
          <text:p text:style-name="P51">depends_on</text:p>
        </text:list-item>
        <text:list-item>
          <text:p text:style-name="P51">Funciones integradas (ej: length, join, lookup, etc.)</text:p>
        </text:list-item>
      </text:list>
      <text:p text:style-name="P30">Estas herramientas permiten aplicar <text:span text:style-name="T15">lógica dinámica</text:span> a recursos estáticos, sin perder la filosofía declarativa.</text:p>
      <text:p text:style-name="Heading_20_2"><text:bookmark text:name="_fijp5f4zaf3r"/>1.2 Casos comunes de lógica avanzada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9">Escenario</text:span></text:p>
          </table:table-cell>
          <table:table-cell table:style-name="Table2.A1" office:value-type="string">
            <text:p text:style-name="P1"><text:span text:style-name="T9">Solución Terraform</text:span></text:p>
          </table:table-cell>
        </table:table-row>
        <table:table-row table:style-name="Table2.1">
          <table:table-cell table:style-name="Table2.A1" office:value-type="string">
            <text:p text:style-name="Standard">Crear múltiples recursos con nombres diferentes</text:p>
          </table:table-cell>
          <table:table-cell table:style-name="Table2.A1" office:value-type="string">
            <text:p text:style-name="P27">for_each con una lista o mapa</text:p>
          </table:table-cell>
        </table:table-row>
        <table:table-row table:style-name="Table2.1">
          <table:table-cell table:style-name="Table2.A1" office:value-type="string">
            <text:p text:style-name="Standard">Crear un recurso <text:span text:style-name="T9">solo si</text:span> una variable es verdadera</text:p>
          </table:table-cell>
          <table:table-cell table:style-name="Table2.A1" office:value-type="string">
            <text:p text:style-name="P27">count = var.enabled ? 1 : 0</text:p>
          </table:table-cell>
        </table:table-row>
        <table:table-row table:style-name="Table2.1">
          <table:table-cell table:style-name="Table2.A1" office:value-type="string">
            <text:p text:style-name="Standard">Usar diferentes parámetros según el entorno</text:p>
          </table:table-cell>
          <table:table-cell table:style-name="Table2.A1" office:value-type="string">
            <text:p text:style-name="P27">Expresiones condicionales</text:p>
          </table:table-cell>
        </table:table-row>
        <table:table-row table:style-name="Table2.1">
          <table:table-cell table:style-name="Table2.A1" office:value-type="string">
            <text:p text:style-name="Standard">Generar recursos a partir de listas configurables</text:p>
          </table:table-cell>
          <table:table-cell table:style-name="Table2.A1" office:value-type="string">
            <text:p text:style-name="P27">Bucles for, for_each, count</text:p>
          </table:table-cell>
        </table:table-row>
        <table:table-row table:style-name="Table2.1">
          <table:table-cell table:style-name="Table2.A1" office:value-type="string">
            <text:p text:style-name="Standard">Reutilizar lógica</text:p>
          </table:table-cell>
          <table:table-cell table:style-name="Table2.A1" office:value-type="string">
            <text:p text:style-name="P27">locals o módulos</text:p>
          </table:table-cell>
        </table:table-row>
        <table:table-row table:style-name="Table2.1">
          <table:table-cell table:style-name="Table2.A1" office:value-type="string">
            <text:p text:style-name="Standard">Crear recursos en orden</text:p>
          </table:table-cell>
          <table:table-cell table:style-name="Table2.A1" office:value-type="string">
            <text:p text:style-name="P27">depends_on explícito</text:p>
          </table:table-cell>
        </table:table-row>
      </table:table>
      <text:p text:style-name="Heading_20_2"><text:bookmark text:name="_m6tbri52ibvf"/>1.3 Beneficios del control dinámico</text:p>
      <text:list xml:id="list234442112827106" text:continue-list="list3421881754" text:style-name="WWNum21">
        <text:list-item>
          <text:p text:style-name="P32">✅ <text:span text:style-name="T9">Escalabilidad</text:span>: puedes crear cientos de recursos sin duplicar código</text:p>
        </text:list-item>
        <text:list-item>
          <text:p text:style-name="P68">✅ <text:span text:style-name="T9">Mantenibilidad</text:span>: más fácil hacer cambios cuando los datos están parametrizados</text:p>
        </text:list-item>
        <text:list-item>
          <text:p text:style-name="P41">✅ <text:span text:style-name="T9">Flexibilidad</text:span>: puedes condicionar la creación según flags (ej: var.enable_logs)</text:p>
        </text:list-item>
        <text:list-item>
          <text:p text:style-name="P46">✅ <text:span text:style-name="T9">Reutilización</text:span>: lógica común en módulos y locals</text:p>
        </text:list-item>
        <text:list-item>
          <text:p text:style-name="P48">✅ <text:span text:style-name="T9">Menos errores humanos</text:span>: la lógica lo maneja, no tú</text:p>
        </text:list-item>
      </text:list>
      <text:p text:style-name="Standard"><text:span text:style-name="T9">💡 Ejemplo</text:span>: Imagina que quieres crear 5 buckets de S3. ¿Escribirías 5 bloques resource manuales? ¡No! Con for_each, defines una lista de nombres y Terraform hace el trabajo.</text:p>
      <text:p text:style-name="Heading_20_2"><text:bookmark text:name="_j7nb58yltxee"/>1.4 Cómo se ve en la práctica</text:p>
      <text:p text:style-name="Standard"><text:span text:style-name="T9">💡 Ejemplo simple con count condicional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8"><text:span text:style-name="T16">variable </text:span><text:span text:style-name="T20">"enable_web"</text:span><text:span text:style-name="T16"> {<text:line-break/> </text:span><text:span text:style-name="T23"><text:s/>type </text:span><text:span text:style-name="T16"><text:s text:c="3"/>= bool<text:line-break/> </text:span><text:span text:style-name="T23"><text:s/>default </text:span><text:span text:style-name="T16">= </text:span><text:span text:style-name="T24">true</text:span><text:span text:style-name="T16"><text:line-break/>}<text:line-break/><text:line-break/>variable </text:span><text:span text:style-name="T20">"env"</text:span><text:span text:style-name="T16"> {<text:line-break/> </text:span><text:span text:style-name="T23"><text:s/>default </text:span><text:span text:style-name="T16">= </text:span><text:span text:style-name="T20">"dev"</text:span><text:span text:style-name="T16"><text:line-break/>}<text:line-break/></text:span><text:span text:style-name="T23"><text:line-break/>resource </text:span><text:span text:style-name="T20">"docker_container"</text:span><text:span text:style-name="T16"> </text:span><text:span text:style-name="T20">"web"</text:span><text:span text:style-name="T16"> {<text:line-break/> <text:s/>count = var.enable_web ? 1 : 0<text:line-break/><text:line-break/> <text:s/>name <text:s/>= </text:span><text:span text:style-name="T20">"web-</text:span><text:span text:style-name="T24">${var.env}</text:span><text:span text:style-name="T20">"</text:span><text:span text:style-name="T16"><text:line-break/> <text:s/>image = </text:span><text:span text:style-name="T20">"nginx:latest"</text:span><text:span text:style-name="T16"><text:line-break/><text:line-break/> <text:s/>ports {<text:line-break/> <text:s text:c="3"/>internal = 80<text:line-break/> <text:s text:c="3"/>external = 8080<text:line-break/> <text:s/>}</text:span></text:p>
            <text:p text:style-name="P29"><text:span text:style-name="T16">}</text:span></text:p>
          </table:table-cell>
        </table:table-row>
      </table:table>
      <text:p text:style-name="Standard">➡️ Si enable_web = true, Terraform crea el contenedor.<text:line-break/> Si enable_web = false, no se crea nada.</text:p>
      <text:p text:style-name="Standard"><text:span text:style-name="T9">💡 Ejemplo con for_each y lista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span text:style-name="T16">variable </text:span><text:span text:style-name="T20">"containers"</text:span><text:span text:style-name="T16"> {<text:line-break/> </text:span><text:span text:style-name="T23"><text:s/>type </text:span><text:span text:style-name="T16"><text:s text:c="3"/>= list(string)<text:line-break/> </text:span><text:span text:style-name="T23"><text:s/>default </text:span><text:span text:style-name="T16">= [</text:span><text:span text:style-name="T20">"frontend"</text:span><text:span text:style-name="T16">, </text:span><text:span text:style-name="T20">"backend"</text:span><text:span text:style-name="T16">, </text:span><text:span text:style-name="T20">"database"</text:span><text:span text:style-name="T16">]<text:line-break/>}<text:line-break/></text:span><text:span text:style-name="T23"><text:line-break/>resource </text:span><text:span text:style-name="T20">"docker_container"</text:span><text:span text:style-name="T16"> </text:span><text:span text:style-name="T20">"multi"</text:span><text:span text:style-name="T16"> {<text:line-break/> <text:s/>for_each = toset(var.containers)<text:line-break/><text:line-break/> <text:s/>name <text:s/>= </text:span><text:span text:style-name="T20">"</text:span><text:span text:style-name="T24">${each.value}</text:span><text:span text:style-name="T20">-container"</text:span><text:span text:style-name="T16"><text:line-break/> <text:s/>image = each.value == </text:span><text:span text:style-name="T20">"database"</text:span><text:span text:style-name="T16"> ? </text:span><text:span text:style-name="T20">"mysql:8.0"</text:span><text:span text:style-name="T16"> : </text:span><text:span text:style-name="T20">"nginx:latest"</text:span><text:span text:style-name="T16"><text:line-break/>}</text:span></text:p>
          </table:table-cell>
        </table:table-row>
      </table:table>
      <text:p text:style-name="P30"><text:span text:style-name="T8">➡</text:span>️ Terraform creará tres contenedores:</text:p>
      <text:list xml:id="list665121250" text:style-name="WWNum12">
        <text:list-item>
          <text:p text:style-name="P52">frontend-container (nginx)</text:p>
        </text:list-item>
        <text:list-item>
          <text:p text:style-name="P52">backend-container (nginx)</text:p>
        </text:list-item>
        <text:list-item>
          <text:p text:style-name="P52">database-container (MySQL)</text:p>
        </text:list-item>
      </text:list>
      <text:p text:style-name="P30">Todo controlado desde una simple lista.</text:p>
      <text:p text:style-name="Heading_20_2"><text:bookmark text:name="_zhbbm9vii5m0"/>1.5 Relación con otras herramientas</text:p>
      <text:p text:style-name="Standard">Terraform no tiene estructuras de control tradicionales como if, while, for como en lenguajes imperativos, pero sí tiene:</text:p>
      <text:list xml:id="list2916121132" text:style-name="WWNum2">
        <text:list-item>
          <text:p text:style-name="P33">Evaluaciones condicionales</text:p>
        </text:list-item>
        <text:list-item>
          <text:p text:style-name="P42">Iteraciones declarativas (for, for_each)</text:p>
        </text:list-item>
        <text:list-item>
          <text:p text:style-name="P74">Uso de expresiones (ternarios, funciones)</text:p>
        </text:list-item>
      </text:list>
      <text:p text:style-name="P30">Eso lo hace diferente pero extremadamente potente.</text:p>
      <text:p text:style-name="Heading_20_1"><text:bookmark text:name="_l1et3bquplqe"/>2. 🧩 Control de recursos con count</text:p>
      <text:p text:style-name="Heading_20_2"><text:bookmark text:name="_tu2r5hd5y3z0"/>2.1 ¿Qué es count y cómo funciona?</text:p>
      <text:p text:style-name="Standard"><text:span text:style-name="T9">“count” </text:span>es una metaargumento de Terraform que permite crear múltiples instancias de un mismo recurso de forma repetitiva. Su valor debe ser un número entero (&gt;= 0), y Terraform creará esa cantidad de copias del recurso.</text:p>
      <text:p text:style-name="P79">📌 Se utiliza especialmente cuando quieres repetir <text:span text:style-name="T9">el mismo recurso</text:span> varias veces sin necesidad de nombres distintos.</text:p>
      <text:p text:style-name="Heading_20_2"><text:bookmark text:name="_p1zm3eks6st"/>⚙️ 2.2 Sintaxis básica con recursos simples (Docker)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8"><text:span text:style-name="T16">resource </text:span><text:span text:style-name="T20">"docker_container"</text:span><text:span text:style-name="T16"> </text:span><text:span text:style-name="T20">"web"</text:span><text:span text:style-name="T16"> {<text:line-break/> <text:s/>count = </text:span><text:span text:style-name="T24">3</text:span><text:span text:style-name="T16"><text:line-break/> <text:s/>name <text:s/>= </text:span><text:span text:style-name="T20">"web-</text:span><text:span text:style-name="T16">${count.index}</text:span><text:span text:style-name="T20">"</text:span><text:span text:style-name="T16"><text:line-break/> <text:s/>image = </text:span><text:span text:style-name="T20">"nginx:latest"</text:span><text:span text:style-name="T16"><text:line-break/><text:line-break/> <text:s/>ports {<text:line-break/> <text:s text:c="3"/>internal = </text:span><text:span text:style-name="T24">80</text:span><text:span text:style-name="T16"><text:line-break/> <text:s text:c="3"/>external = </text:span><text:span text:style-name="T24">8080</text:span><text:span text:style-name="T16"> + count.index<text:line-break/> <text:s/>}<text:line-break/>}</text:span></text:p>
          </table:table-cell>
        </table:table-row>
      </table:table>
      <text:p text:style-name="P30"><text:soft-page-break/>💡 Este código crea <text:span text:style-name="T9">3 contenedores Docker</text:span>:</text:p>
      <text:list xml:id="list1810687568" text:style-name="WWNum24">
        <text:list-item>
          <text:p text:style-name="P53">docker_container.web[0]</text:p>
        </text:list-item>
        <text:list-item>
          <text:p text:style-name="P53">docker_container.web[1]</text:p>
        </text:list-item>
        <text:list-item>
          <text:p text:style-name="P53">docker_container.web[2]</text:p>
        </text:list-item>
      </text:list>
      <text:p text:style-name="P30">Cada uno escucha en un puerto diferente: <text:span text:style-name="T9">8080</text:span>, <text:span text:style-name="T9">8081</text:span> y <text:span text:style-name="T9">8082</text:span>, respectivamente.</text:p>
      <text:p text:style-name="P30">⚠️ Para acceder a cada uno:</text:p>
      <text:p text:style-name="Standard">docker_container.web[0].id</text:p>
      <text:p text:style-name="Standard">docker_container.web[1].name</text:p>
      <text:p text:style-name="Heading_20_2"><text:bookmark text:name="_vgtg81x3pxfo"/>🧩 2.3 Casos comunes: habilitar o deshabilitar recursos</text:p>
      <text:p text:style-name="P30">Puedes usar una variable para decidir <text:span text:style-name="T9">si se crea un contenedor o no</text:span>, lo que resulta muy útil en entornos donde ciertos servicios son opcionales (por ejemplo, un contenedor de monitorización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8"><text:span text:style-name="T16">variable </text:span><text:span text:style-name="T20">"enable_logs"</text:span><text:span text:style-name="T16"> {<text:line-break/> </text:span><text:span text:style-name="T23"><text:s/>type </text:span><text:span text:style-name="T16"><text:s text:c="3"/>= bool<text:line-break/> </text:span><text:span text:style-name="T23"><text:s/>default </text:span><text:span text:style-name="T16">= </text:span><text:span text:style-name="T24">true</text:span><text:span text:style-name="T16"><text:line-break/>}<text:line-break/></text:span><text:span text:style-name="T23"><text:line-break/>resource </text:span><text:span text:style-name="T20">"docker_container"</text:span><text:span text:style-name="T16"> </text:span><text:span text:style-name="T20">"logs"</text:span><text:span text:style-name="T16"> {<text:line-break/> <text:s/>count = var.enable_logs ? 1 : 0<text:line-break/><text:line-break/> <text:s/>name <text:s/>= </text:span><text:span text:style-name="T20">"log-service"</text:span><text:span text:style-name="T16"><text:line-break/> <text:s/>image = </text:span><text:span text:style-name="T20">"fluentd:latest"</text:span><text:span text:style-name="T16"><text:line-break/>}</text:span></text:p>
          </table:table-cell>
        </table:table-row>
      </table:table>
      <text:p text:style-name="Standard">💡 Si enable_logs = true, Terraform creará el contenedor log-service.<text:line-break/> Si enable_logs = false, no creará nada.</text:p>
      <text:p text:style-name="P30">➡️ Ideal para <text:span text:style-name="T9">recursos opcionales</text:span> en tu infraestructura (como monitorización, backups, etc.).</text:p>
      <text:p text:style-name="Heading_20_2"><text:bookmark text:name="_khvh4yfd0d32"/>📄 2.4 Limitaciones: índice (count.index) y uso con condicionales</text:p>
      <text:p text:style-name="Standard">Cuando usas count, puedes acceder al índice de cada recurso mediante count.index.<text:line-break/>Esto te permite diferenciar recursos homogéneo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8"><text:span text:style-name="T16">resource </text:span><text:span text:style-name="T20">"docker_container"</text:span><text:span text:style-name="T16"> </text:span><text:span text:style-name="T20">"demo"</text:span><text:span text:style-name="T16"> {<text:line-break/> <text:s/>count = </text:span><text:span text:style-name="T24">3</text:span><text:span text:style-name="T16"><text:line-break/><text:line-break/> <text:s/>name <text:s/>= </text:span><text:span text:style-name="T20">"demo-</text:span><text:span text:style-name="T16">${count.index}</text:span><text:span text:style-name="T20">"</text:span><text:span text:style-name="T16"><text:line-break/> <text:s/>image = </text:span><text:span text:style-name="T20">"nginx:latest"</text:span><text:span text:style-name="T16"><text:line-break/><text:line-break/> <text:s/>ports {<text:line-break/> <text:s text:c="3"/>internal = </text:span><text:span text:style-name="T24">80</text:span><text:span text:style-name="T16"><text:line-break/> <text:s text:c="3"/>external = </text:span><text:span text:style-name="T24">8000</text:span><text:span text:style-name="T16"> + count.index<text:line-break/> <text:s/>}<text:line-break/>}</text:span></text:p>
          </table:table-cell>
        </table:table-row>
      </table:table>
      <text:p text:style-name="P30"><text:span text:style-name="T9">💬 Resultado:</text:span></text:p>
      <text:list xml:id="list1602455170" text:style-name="WWNum11">
        <text:list-item>
          <text:p text:style-name="P54">demo-0 → puerto 8000</text:p>
        </text:list-item>
        <text:list-item>
          <text:p text:style-name="P54">demo-1 → puerto 8001</text:p>
        </text:list-item>
        <text:list-item>
          <text:p text:style-name="P54">demo-2 → puerto 8002</text:p>
        </text:list-item>
      </text:list>
      <text:p text:style-name="P30">⚠️ <text:span text:style-name="T9">Limitaciones:</text:span></text:p>
      <text:list xml:id="list3411027430" text:style-name="WWNum1">
        <text:list-item>
          <text:p text:style-name="P55">Todos los recursos creados con count son idénticos, salvo por el valor de count.index.</text:p>
        </text:list-item>
        <text:list-item>
          <text:p text:style-name="P43">No puedes usar count junto con for_each.</text:p>
        </text:list-item>
        <text:list-item>
          <text:p text:style-name="P75">No es ideal si cada recurso necesita <text:span text:style-name="T9">parámetros únicos</text:span> (por ejemplo, imágenes o volúmenes distintos).</text:p>
        </text:list-item>
      </text:list>
      <text:p text:style-name="P89"><text:bookmark text:name="_jwbczvft260l"/>🧠 2.5 Buenas prácticas y errores comunes</text:p>
      <text:p text:style-name="P91"><text:bookmark text:name="_n7yi3jjze1fa"/><text:span text:style-name="T27">✔️ Buenas prácticas:</text:span></text:p>
      <text:list xml:id="list2704893172" text:style-name="WWNum14">
        <text:list-item>
          <text:p text:style-name="P34">Usa count cuando los contenedores sean <text:span text:style-name="T9">homogéneos</text:span> (misma imagen y configuración).</text:p>
          <text:list>
            <text:list-item>
              <text:p text:style-name="P80">Perfecto para activar o desactivar recursos con condicionales:<text:line-break/><text:span text:style-name="T15"> count = var.enable_web ? 1 : 0</text:span></text:p>
            </text:list-item>
          </text:list>
        </text:list-item>
        <text:list-item>
          <text:p text:style-name="P76">Ideal para <text:span text:style-name="T9">entornos de prueba o demos</text:span>, donde replicas el mismo servicio varias veces.</text:p>
        </text:list-item>
      </text:list>
      <text:p text:style-name="P91"><text:bookmark text:name="_7r1vbc35p66v"/><text:span text:style-name="T27">❌ Errores comunes:</text:span></text:p>
      <text:list xml:id="list3830074880" text:style-name="WWNum7">
        <text:list-item>
          <text:p text:style-name="P56">Acceder a índices inexistentes cuando count = 0: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8"><text:span text:style-name="T18">docker_container</text:span><text:span text:style-name="T19">.web[0].id # </text:span><text:span text:style-name="T16">❌ </text:span><text:span text:style-name="T18">Falla</text:span><text:span text:style-name="T19"> </text:span><text:span text:style-name="T18">si</text:span><text:span text:style-name="T19"> </text:span><text:span text:style-name="T18">no</text:span><text:span text:style-name="T19"> </text:span><text:span text:style-name="T18">hay</text:span><text:span text:style-name="T19"> </text:span><text:span text:style-name="T18">instancias</text:span><text:span text:style-name="T19"> </text:span><text:span text:style-name="T18">creadas</text:span></text:p>
          </table:table-cell>
        </table:table-row>
      </table:table>
      <text:list xml:id="list408185974" text:style-name="WWNum8">
        <text:list-item>
          <text:p text:style-name="P57">Usar count con recursos que requieren datos únicos (nombres o configuraciones distintas).</text:p>
          <text:list>
            <text:list-item>
              <text:p text:style-name="P81">👉 En esos casos, usa for_each con un mapa o lista, que te permite dar claves y valores personalizados.</text:p>
            </text:list-item>
          </text:list>
        </text:list-item>
      </text:list>
      <text:p text:style-name="Heading_20_1"><text:bookmark text:name="_7zloxg9paj97"/>3. 🔁 Control de recursos con for_each</text:p>
      <text:p text:style-name="Heading_20_2"><text:bookmark text:name="_ujakws8tryqp"/>3.1 Diferencias entre count y for_each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"><text:span text:style-name="T9">Característica</text:span></text:p>
          </table:table-cell>
          <table:table-cell table:style-name="Table9.A1" office:value-type="string">
            <text:p text:style-name="P28"><text:span text:style-name="T9">count</text:span></text:p>
          </table:table-cell>
          <table:table-cell table:style-name="Table9.A1" office:value-type="string">
            <text:p text:style-name="P28"><text:span text:style-name="T9">for_each</text:span></text:p>
          </table:table-cell>
        </table:table-row>
        <table:table-row table:style-name="Table9.1">
          <table:table-cell table:style-name="Table9.A1" office:value-type="string">
            <text:p text:style-name="Standard">Tipo de entrada</text:p>
          </table:table-cell>
          <table:table-cell table:style-name="Table9.A1" office:value-type="string">
            <text:p text:style-name="P27">Número</text:p>
          </table:table-cell>
          <table:table-cell table:style-name="Table9.A1" office:value-type="string">
            <text:p text:style-name="P27">Lista, mapa o conjunto (set)</text:p>
          </table:table-cell>
        </table:table-row>
        <table:table-row table:style-name="Table9.1">
          <table:table-cell table:style-name="Table9.A1" office:value-type="string">
            <text:p text:style-name="Standard">Acceso a valores</text:p>
          </table:table-cell>
          <table:table-cell table:style-name="Table9.A1" office:value-type="string">
            <text:p text:style-name="P27">count.index</text:p>
          </table:table-cell>
          <table:table-cell table:style-name="Table9.A1" office:value-type="string">
            <text:p text:style-name="P27">each.key / each.value</text:p>
          </table:table-cell>
        </table:table-row>
        <table:table-row table:style-name="Table9.1">
          <table:table-cell table:style-name="Table9.A1" office:value-type="string">
            <text:p text:style-name="Standard">Nombres únicos</text:p>
          </table:table-cell>
          <table:table-cell table:style-name="Table9.A1" office:value-type="string">
            <text:p text:style-name="P27">No</text:p>
          </table:table-cell>
          <table:table-cell table:style-name="Table9.A1" office:value-type="string">
            <text:p text:style-name="P27">Sí</text:p>
          </table:table-cell>
        </table:table-row>
        <table:table-row table:style-name="Table9.1">
          <table:table-cell table:style-name="Table9.A1" office:value-type="string">
            <text:p text:style-name="Standard">Ideal para...</text:p>
          </table:table-cell>
          <table:table-cell table:style-name="Table9.A1" office:value-type="string">
            <text:p text:style-name="P27">Recursos repetitivos</text:p>
          </table:table-cell>
          <table:table-cell table:style-name="Table9.A1" office:value-type="string">
            <text:p text:style-name="P27">Recursos con datos únicos por instancia</text:p>
          </table:table-cell>
        </table:table-row>
      </table:table>
      <text:p text:style-name="Heading_20_2"><text:bookmark text:name="_ai2go2w22rzz"/>3.2 Estructura básica y sintaxis</text:p>
      <text:p text:style-name="P91"><text:bookmark text:name="_2w9ib67w5ief"/><text:span text:style-name="T27">Con lista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8"><text:span text:style-name="T16">variable </text:span><text:span text:style-name="T20">"users"</text:span><text:span text:style-name="T16"> {<text:line-break/> </text:span><text:span text:style-name="T23"><text:s/>default </text:span><text:span text:style-name="T16">= [</text:span><text:span text:style-name="T20">"alice"</text:span><text:span text:style-name="T16">, </text:span><text:span text:style-name="T20">"bob"</text:span><text:span text:style-name="T16">, </text:span><text:span text:style-name="T20">"carol"</text:span><text:span text:style-name="T16">]<text:line-break/>}<text:line-break/></text:span><text:span text:style-name="T23"><text:line-break/>resource </text:span><text:span text:style-name="T20">"local_file"</text:span><text:span text:style-name="T16"> </text:span><text:span text:style-name="T20">"user_file"</text:span><text:span text:style-name="T16"> {<text:line-break/> <text:s/>for_each = toset(var.users)<text:line-break/> <text:s/>filename = </text:span><text:span text:style-name="T20">"</text:span><text:span text:style-name="T24">${each.key}</text:span><text:span text:style-name="T20">.txt"</text:span><text:span text:style-name="T16"><text:line-break/> <text:s/>content <text:s/>= </text:span><text:span text:style-name="T20">"Bienvenida, </text:span><text:span text:style-name="T24">${each.key}</text:span><text:span text:style-name="T20">"</text:span><text:span text:style-name="T16"><text:line-break/>}</text:span></text:p>
          </table:table-cell>
        </table:table-row>
      </table:table>
      <text:p text:style-name="P91"><text:bookmark text:name="_1uko6jev2038"/><text:span text:style-name="T27">Con mapa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8"><text:span text:style-name="T16">variable </text:span><text:span text:style-name="T20">"user_emails"</text:span><text:span text:style-name="T16"> {<text:line-break/> </text:span><text:span text:style-name="T23"><text:s/>default </text:span><text:span text:style-name="T16">= {<text:line-break/> <text:s text:c="3"/>alice = </text:span><text:span text:style-name="T20">"alice@mail.com"</text:span><text:span text:style-name="T16"><text:line-break/> <text:s text:c="3"/>bob <text:s text:c="2"/>= </text:span><text:span text:style-name="T20">"bob@mail.com"</text:span><text:span text:style-name="T16"><text:line-break/> <text:s/>}<text:line-break/>}<text:line-break/></text:span><text:span text:style-name="T23"><text:line-break/>resource </text:span><text:span text:style-name="T20">"local_file"</text:span><text:span text:style-name="T16"> </text:span><text:span text:style-name="T20">"user_email_file"</text:span><text:span text:style-name="T16"> {<text:line-break/> <text:s/>for_each = var.user_emails<text:line-break/> <text:s/>filename = </text:span><text:span text:style-name="T20">"</text:span><text:span text:style-name="T24">${each.key}</text:span><text:span text:style-name="T20">.txt"</text:span><text:span text:style-name="T16"><text:line-break/> <text:s/>content <text:s/>= </text:span><text:span text:style-name="T20">"Email: </text:span><text:span text:style-name="T24">${each.value}</text:span><text:span text:style-name="T20">"</text:span><text:span text:style-name="T16"><text:line-break/>}</text:span></text:p>
          </table:table-cell>
        </table:table-row>
      </table:table>
      <text:p text:style-name="Heading_20_2"><text:bookmark text:name="_8keqkx6f7x06"/>3.3 Uso con listas (list(string)) y mapas (map(any))</text:p>
      <text:list xml:id="list2549266607" text:style-name="WWNum6">
        <text:list-item>
          <text:p text:style-name="P58">Si usas lista, debes convertirla con toset() para que for_each lo acepte.</text:p>
        </text:list-item>
        <text:list-item>
          <text:p text:style-name="P58">Si usas mapa, puedes acceder fácilmente a clave y valor (each.key, each.value)</text:p>
        </text:list-item>
      </text:list>
      <text:p text:style-name="Standard">🌟 for_each es perfecto cuando cada recurso tiene algo único: nombre, configuración, puerto, etc.</text:p>
      <text:p text:style-name="Standard"/>
      <text:p text:style-name="Heading_20_2"><text:bookmark text:name="_mqrnc0edmilc"/>3.4 Acceder a propiedades: each.key y each.value</text:p>
      <text:p text:style-name="P91"><text:bookmark text:name="_6ejt0go1e7gw"/><text:span text:style-name="T27">Ejemplo con mapa más complejo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8"><text:span text:style-name="T16">variable </text:span><text:span text:style-name="T20">"contenedores"</text:span><text:span text:style-name="T16"> {<text:line-break/> </text:span><text:span text:style-name="T23"><text:s/>default </text:span><text:span text:style-name="T16">= {<text:line-break/> <text:s text:c="3"/>nginx1 = 8081<text:line-break/> <text:s text:c="3"/>nginx2 = 8082<text:line-break/> <text:s/>}<text:line-break/>}<text:line-break/></text:span><text:span text:style-name="T23"><text:line-break/>resource </text:span><text:span text:style-name="T20">"docker_container"</text:span><text:span text:style-name="T16"> </text:span><text:span text:style-name="T20">"nginx"</text:span><text:span text:style-name="T16"> {<text:line-break/> <text:s/>for_each = var.contenedores<text:line-break/> <text:s/>name <text:s text:c="4"/>= each.key<text:line-break/> <text:s/>image <text:s text:c="3"/>= </text:span><text:span text:style-name="T20">"nginx:alpine"</text:span><text:span text:style-name="T16"><text:line-break/> <text:s/>ports {<text:line-break/> <text:s text:c="3"/>internal = 80<text:line-break/> <text:s text:c="3"/>external = each.value<text:line-break/> <text:s/>}<text:line-break/>}</text:span></text:p>
          </table:table-cell>
        </table:table-row>
      </table:table>
      <text:p text:style-name="P30"><text:soft-page-break/>Esto creará 2 contenedores con nombres distintos y puertos diferentes.</text:p>
      <text:p text:style-name="Heading_20_2"><text:bookmark text:name="_857yszxeem6m"/>3.5 Comparación práctica: ¿cuándo usar count vs for_each?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><text:span text:style-name="T9">Quiero...</text:span></text:p>
          </table:table-cell>
          <table:table-cell table:style-name="Table13.A1" office:value-type="string">
            <text:p text:style-name="P1"><text:span text:style-name="T9">¿Qué usar?</text:span></text:p>
          </table:table-cell>
        </table:table-row>
        <table:table-row table:style-name="Table13.1">
          <table:table-cell table:style-name="Table13.A1" office:value-type="string">
            <text:p text:style-name="P27">Crear 5 recursos iguales</text:p>
          </table:table-cell>
          <table:table-cell table:style-name="Table13.A1" office:value-type="string">
            <text:p text:style-name="P27">count</text:p>
          </table:table-cell>
        </table:table-row>
        <table:table-row table:style-name="Table13.1">
          <table:table-cell table:style-name="Table13.A1" office:value-type="string">
            <text:p text:style-name="P27">Crear 3 recursos con nombres únicos</text:p>
          </table:table-cell>
          <table:table-cell table:style-name="Table13.A1" office:value-type="string">
            <text:p text:style-name="P27">for_each</text:p>
          </table:table-cell>
        </table:table-row>
        <table:table-row table:style-name="Table13.1">
          <table:table-cell table:style-name="Table13.A1" office:value-type="string">
            <text:p text:style-name="P27">Activar o desactivar un recurso con una flag</text:p>
          </table:table-cell>
          <table:table-cell table:style-name="Table13.A1" office:value-type="string">
            <text:p text:style-name="P27">count</text:p>
          </table:table-cell>
        </table:table-row>
        <table:table-row table:style-name="Table13.1">
          <table:table-cell table:style-name="Table13.A1" office:value-type="string">
            <text:p text:style-name="P27">Iterar sobre un mapa de configuraciones</text:p>
          </table:table-cell>
          <table:table-cell table:style-name="Table13.A1" office:value-type="string">
            <text:p text:style-name="P27">for_each</text:p>
          </table:table-cell>
        </table:table-row>
        <table:table-row table:style-name="Table13.1">
          <table:table-cell table:style-name="Table13.A1" office:value-type="string">
            <text:p text:style-name="P27">Necesito usar each.key o each.value</text:p>
          </table:table-cell>
          <table:table-cell table:style-name="Table13.A1" office:value-type="string">
            <text:p text:style-name="P27">for_each</text:p>
          </table:table-cell>
        </table:table-row>
        <table:table-row table:style-name="Table13.1">
          <table:table-cell table:style-name="Table13.A1" office:value-type="string">
            <text:p text:style-name="P27">Repetir recurso según número fijo</text:p>
          </table:table-cell>
          <table:table-cell table:style-name="Table13.A1" office:value-type="string">
            <text:p text:style-name="P27">count</text:p>
          </table:table-cell>
        </table:table-row>
      </table:table>
      <text:p text:style-name="Heading_20_1"><text:bookmark text:name="_nvbne28yk8c3"/>4. 🔗 Gestión de dependencias con depends_on</text:p>
      <text:p text:style-name="Heading_20_2"><text:bookmark text:name="_x7tb9l7y14se"/>4.1 ¿Qué son las dependencias en Terraform?</text:p>
      <text:p text:style-name="P30">Terraform construye un <text:span text:style-name="T9">grafo de dependencias</text:span> internamente para decidir <text:span text:style-name="T9">qué recursos crear primero</text:span> y en qué orden.</text:p>
      <text:p text:style-name="P30">🔹 Las dependencias pueden ser:</text:p>
      <text:list xml:id="list1542095389" text:style-name="WWNum18">
        <text:list-item>
          <text:p text:style-name="P35"><text:span text:style-name="T9">Implícitas</text:span>: cuando un recurso usa el output de otro.</text:p>
        </text:list-item>
        <text:list-item>
          <text:p text:style-name="P59">Explícitas: cuando le decimos directamente con depends_on.</text:p>
        </text:list-item>
      </text:list>
      <text:p text:style-name="Standard"/>
      <text:p text:style-name="Heading_20_2"><text:bookmark text:name="_uoruzq9046sn"/>⚙️ 4.2 Dependencias implícitas</text:p>
      <text:p text:style-name="P30">Terraform <text:span text:style-name="T9">detecta automáticamente</text:span> el orden en que deben crearse los recursos cuando uno depende de los atributos del otro.<text:line-break/>No es necesario indicar nada manualmente: la dependencia se deduce de las referencias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8"><text:span text:style-name="T16">resource </text:span><text:span text:style-name="T20">"docker_image"</text:span><text:span text:style-name="T16"> </text:span><text:span text:style-name="T20">"nginx"</text:span><text:span text:style-name="T16"> {<text:line-break/> <text:s/>name = </text:span><text:span text:style-name="T20">"nginx:latest"</text:span><text:span text:style-name="T16"><text:line-break/>}<text:line-break/></text:span><text:span text:style-name="T23"><text:line-break/>resource </text:span><text:span text:style-name="T20">"docker_container"</text:span><text:span text:style-name="T16"> </text:span><text:span text:style-name="T20">"web"</text:span><text:span text:style-name="T16"> {<text:line-break/> <text:s/>name <text:s/>= </text:span><text:span text:style-name="T20">"webserver"</text:span><text:span text:style-name="T16"><text:line-break/> <text:s/>image = docker_image.nginx.latest<text:line-break/>}</text:span></text:p>
          </table:table-cell>
        </table:table-row>
      </table:table>
      <text:p text:style-name="Standard">👉 Terraform sabe que debe descargar primero la imagen (docker_image.nginx) antes de crear el contenedor (docker_container.web),<text:line-break/> porque el segundo recurso usa el valor del primero (docker_image.nginx.latest).</text:p>
      <text:p text:style-name="Heading_20_2"><text:bookmark text:name="_jyrr4fhjgekg"/>🧩 4.3 ¿Cuándo y por qué usar depends_on explícitamente?</text:p>
      <text:p text:style-name="Standard">A veces no existe una referencia directa entre los recursos, pero queremos forzar el orden de creación.<text:line-break/>En esos casos, se utiliza el atributo depends_on.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8"><text:span text:style-name="T29">resource</text:span><text:span text:style-name="T16"> </text:span><text:span text:style-name="T20">"null_resource"</text:span><text:span text:style-name="T16"> </text:span><text:span text:style-name="T20">"esperar_red"</text:span><text:span text:style-name="T16"> {<text:line-break/> <text:s/></text:span><text:span text:style-name="T29">depends_on</text:span><text:span text:style-name="T16"> = [docker_network.red_app]<text:line-break/>}</text:span></text:p>
          </table:table-cell>
        </table:table-row>
      </table:table>
      <text:p text:style-name="P30">✔️ <text:span text:style-name="T9">Útil en casos como:</text:span></text:p>
      <text:list xml:id="list1538434547" text:style-name="WWNum15">
        <text:list-item>
          <text:p text:style-name="P36">Crear <text:span text:style-name="T9">contenedores solo después de una red Docker</text:span> específica.</text:p>
        </text:list-item>
        <text:list-item>
          <text:p text:style-name="P69">Asegurar que un volumen o archivo exista antes de montar.</text:p>
        </text:list-item>
        <text:list-item>
          <text:p text:style-name="P60">Ejecutar scripts (null_resource) que dependan de que un contenedor esté listo.<text:line-break/></text:p>
        </text:list-item>
      </text:list>
      <text:p text:style-name="Heading_20_2"><text:bookmark text:name="_9lm30o5xp0e0"/>📦 4.4 Ejemplo real donde depends_on es obligatorio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8"><text:span text:style-name="T16">resource </text:span><text:span text:style-name="T20">"docker_network"</text:span><text:span text:style-name="T16"> </text:span><text:span text:style-name="T20">"red_local"</text:span><text:span text:style-name="T16"> {<text:line-break/> <text:s/>name = </text:span><text:span text:style-name="T20">"infra_net"</text:span><text:span text:style-name="T16"><text:line-break/>}<text:line-break/></text:span><text:span text:style-name="T23"><text:line-break/>resource </text:span><text:span text:style-name="T20">"docker_container"</text:span><text:span text:style-name="T16"> </text:span><text:span text:style-name="T20">"nginx"</text:span><text:span text:style-name="T16"> {<text:line-break/> <text:s/>name <text:s/>= </text:span><text:span text:style-name="T20">"web1"</text:span><text:span text:style-name="T16"><text:line-break/> <text:s/>image = </text:span><text:span text:style-name="T20">"nginx:alpine"</text:span><text:span text:style-name="T16"><text:line-break/><text:line-break/> <text:s/>depends_on = [docker_network.red_local] # 👈 importante<text:line-break/><text:line-break/> <text:s/>networks_advanced {<text:line-break/> <text:s text:c="3"/>name = docker_network.red_local.name<text:line-break/> <text:s/>}<text:line-break/>}</text:span></text:p>
          </table:table-cell>
        </table:table-row>
      </table:table>
      <text:p text:style-name="Standard"/>
      <text:p text:style-name="P30">➡️ <text:span text:style-name="T9">Explicación:</text:span></text:p>
      <text:list xml:id="list4183658675" text:style-name="WWNum25">
        <text:list-item>
          <text:p text:style-name="P61">Sin depends_on, Terraform podría intentar crear el contenedor antes de que exista la red, provocando un error.</text:p>
        </text:list-item>
        <text:list-item>
          <text:p text:style-name="P61">Con depends_on, se garantiza que la red infra_net esté lista antes de conectar el contenedor.</text:p>
        </text:list-item>
      </text:list>
      <text:p text:style-name="Heading_20_2"><text:bookmark text:name="_n5iu38uaz5ge"/>🧠 4.5 Buenas prácticas</text:p>
      <text:list xml:id="list1875172280" text:style-name="WWNum20">
        <text:list-item>
          <text:p text:style-name="P44"><text:span text:style-name="T9">✔️ Usa depends_on solo cuando sea necesario: </text:span>Terraform ya resuelve la mayoría de dependencias automáticamente.</text:p>
        </text:list-item>
        <text:list-item>
          <text:p text:style-name="P73"><text:span text:style-name="T9">⚠️ Evita sobreusarlo o agregar dependencias falsas</text:span>: Añadir depends_on entre recursos que no dependen realmente entre sí puede ralentizar el despliegue y hacerlo menos legible.</text:p>
        </text:list-item>
        <text:list-item>
          <text:p text:style-name="P77"><text:span text:style-name="T9">❌ No uses depends_on “por si acaso”: </text:span>Solo cuando un recurso no hace referencia directa a otro, pero su creación sí depende de él.</text:p>
        </text:list-item>
      </text:list>
      <text:p text:style-name="Heading_20_1"><text:bookmark text:name="_8h6dnvi91d7q"/>5. 🧮 Condicionales en Terraform</text:p>
      <text:p text:style-name="Heading_20_2"><text:bookmark text:name="_8i2t3da8t8nn"/>5.1 Operadores ternarios</text:p>
      <text:p text:style-name="Standard">Terraform no tiene if/else clásico, pero sí operadores ternario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8"><text:span text:style-name="T17">var</text:span><text:span text:style-name="T16">.condición ? valor_si_verdadero : valor_si_falso</text:span></text:p>
          </table:table-cell>
        </table:table-row>
      </table:table>
      <text:p text:style-name="P91"><text:bookmark text:name="_hqk6h17ynwtq"/><text:span text:style-name="T27">💡 Ejemplo básico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8"><text:span text:style-name="T16">resource </text:span><text:span text:style-name="T20">"docker_container"</text:span><text:span text:style-name="T16"> </text:span><text:span text:style-name="T20">"optional"</text:span><text:span text:style-name="T16"> {<text:line-break/> <text:s/>count = var.deploy_container ? </text:span><text:span text:style-name="T24">1</text:span><text:span text:style-name="T16"> : </text:span><text:span text:style-name="T24">0</text:span><text:span text:style-name="T16"><text:line-break/><text:line-break/> <text:s/>name <text:s/>= </text:span><text:span text:style-name="T20">"web-</text:span><text:span text:style-name="T16">${var.env}</text:span><text:span text:style-name="T20">"</text:span><text:span text:style-name="T16"><text:line-break/> <text:s/>image = var.env == </text:span><text:span text:style-name="T20">"prod"</text:span><text:span text:style-name="T16"> ? </text:span><text:span text:style-name="T20">"nginx:stable"</text:span><text:span text:style-name="T16"> : </text:span><text:span text:style-name="T20">"nginx:alpine"</text:span><text:span text:style-name="T16"><text:line-break/><text:line-break/> <text:s/>ports {<text:line-break/> <text:s text:c="3"/>internal = </text:span><text:span text:style-name="T24">80</text:span><text:span text:style-name="T16"><text:line-break/> <text:s text:c="3"/>external = var.env == </text:span><text:span text:style-name="T20">"prod"</text:span><text:span text:style-name="T16"> ? </text:span><text:span text:style-name="T24">80</text:span><text:span text:style-name="T16"> : </text:span><text:span text:style-name="T24">8080</text:span><text:span text:style-name="T16"><text:line-break/> <text:s/>}<text:line-break/>}</text:span></text:p>
          </table:table-cell>
        </table:table-row>
      </table:table>
      <text:p text:style-name="P30">💬 <text:span text:style-name="T9">Explicación:</text:span></text:p>
      <text:list xml:id="list1512731497" text:style-name="WWNum22">
        <text:list-item>
          <text:p text:style-name="P62">Si var.deploy_container = true, Terraform crea el contenedor.</text:p>
        </text:list-item>
        <text:list-item>
          <text:p text:style-name="P62">Si var.env = "prod", usa la imagen estable y el puerto 80.</text:p>
        </text:list-item>
        <text:list-item>
          <text:p text:style-name="P62">En otro caso, usa la versión liviana y el puerto 8080.</text:p>
        </text:list-item>
      </text:list>
      <text:p text:style-name="Heading_20_2"><text:bookmark text:name="_6p0xzgkblse3"/>⚙️ 5.2 Aplicación en count, for_each y atributos</text:p>
      <text:p text:style-name="P30">Puedes usar expresiones ternarias en distintos lugares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"><text:span text:style-name="T9">Uso</text:span></text:p>
          </table:table-cell>
          <table:table-cell table:style-name="Table19.A1" office:value-type="string">
            <text:p text:style-name="P1"><text:span text:style-name="T9">Descripción</text:span></text:p>
          </table:table-cell>
          <table:table-cell table:style-name="Table19.A1" office:value-type="string">
            <text:p text:style-name="P1"><text:span text:style-name="T9">Ejemplo</text:span></text:p>
          </table:table-cell>
        </table:table-row>
        <table:table-row table:style-name="Table19.2">
          <table:table-cell table:style-name="Table19.A1" office:value-type="string">
            <text:p text:style-name="Standard"><text:span text:style-name="T9">count</text:span></text:p>
          </table:table-cell>
          <table:table-cell table:style-name="Table19.A1" office:value-type="string">
            <text:p text:style-name="Standard">Para crear (1) o no crear (0) un recurso</text:p>
          </table:table-cell>
          <table:table-cell table:style-name="Table19.A1" office:value-type="string">
            <text:p text:style-name="P27">count = var.enable_web ? 1 : 0</text:p>
          </table:table-cell>
        </table:table-row>
        <table:table-row table:style-name="Table19.2">
          <table:table-cell table:style-name="Table19.A1" office:value-type="string">
            <text:p text:style-name="Standard"><text:span text:style-name="T9">for_each</text:span></text:p>
          </table:table-cell>
          <table:table-cell table:style-name="Table19.A1" office:value-type="string">
            <text:p text:style-name="Standard">Para filtrar o elegir qué lista usar</text:p>
          </table:table-cell>
          <table:table-cell table:style-name="Table19.A1" office:value-type="string">
            <text:p text:style-name="P27">for_each = var.env == "prod" ? toset(["frontend", "backend"]) : toset(["test"])</text:p>
          </table:table-cell>
        </table:table-row>
        <table:table-row table:style-name="Table19.2">
          <table:table-cell table:style-name="Table19.A1" office:value-type="string">
            <text:p text:style-name="Standard"><text:span text:style-name="T9">Atributos</text:span></text:p>
          </table:table-cell>
          <table:table-cell table:style-name="Table19.A1" office:value-type="string">
            <text:p text:style-name="Standard">Para definir valores dentro del recurso</text:p>
          </table:table-cell>
          <table:table-cell table:style-name="Table19.A1" office:value-type="string">
            <text:p text:style-name="P27">image = var.is_production ? "nginx:stable" : "nginx:alpine"</text:p>
          </table:table-cell>
        </table:table-row>
      </table:table>
      <text:p text:style-name="P30">💡 <text:span text:style-name="T9">Ejemplo completo:</text:span></text:p>
      <table:table table:name="Table20" table:style-name="Table20">
        <table:table-column table:style-name="Table20.A"/>
        <text:soft-page-break/>
        <table:table-row table:style-name="Table20.1">
          <table:table-cell table:style-name="Table20.A1" office:value-type="string">
            <text:p text:style-name="P78"><text:span text:style-name="T16">resource </text:span><text:span text:style-name="T20">"docker_container"</text:span><text:span text:style-name="T16"> </text:span><text:span text:style-name="T20">"example"</text:span><text:span text:style-name="T16"> {<text:line-break/> <text:s/>count <text:s text:c="3"/>= var.create_container ? </text:span><text:span text:style-name="T24">1</text:span><text:span text:style-name="T16"> : </text:span><text:span text:style-name="T24">0</text:span><text:span text:style-name="T16"><text:line-break/> <text:s/>name <text:s text:c="4"/>= var.is_production ? </text:span><text:span text:style-name="T20">"web-prod"</text:span><text:span text:style-name="T16"> : </text:span><text:span text:style-name="T20">"web-dev"</text:span><text:span text:style-name="T16"><text:line-break/> <text:s/>image <text:s text:c="3"/>= var.is_production ? </text:span><text:span text:style-name="T20">"nginx:stable"</text:span><text:span text:style-name="T16"> : </text:span><text:span text:style-name="T20">"nginx:alpine"</text:span><text:span text:style-name="T16"><text:line-break/> <text:s/>hostname = </text:span><text:span text:style-name="T20">"srv-</text:span><text:span text:style-name="T16">${var.is_production ? </text:span><text:span text:style-name="T20">"prod"</text:span><text:span text:style-name="T16"> : </text:span><text:span text:style-name="T20">"dev"</text:span><text:span text:style-name="T16">}</text:span><text:span text:style-name="T20">"</text:span><text:span text:style-name="T16"><text:line-break/>}</text:span></text:p>
          </table:table-cell>
        </table:table-row>
      </table:table>
      <text:p text:style-name="Heading_20_2"><text:bookmark text:name="_fqtk9a2l33tv"/>🔘 5.3 Uso combinado con variables booleanas (var.enabled)</text:p>
      <text:p text:style-name="P30">Una variable booleana puede funcionar como <text:span text:style-name="T9">interruptor general</text:span> para crear o no crear recursos.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8"><text:span text:style-name="T16">variable </text:span><text:span text:style-name="T20">"enable_monitoring"</text:span><text:span text:style-name="T16"> {<text:line-break/> </text:span><text:span text:style-name="T23"><text:s/>type </text:span><text:span text:style-name="T16"><text:s text:c="3"/>= bool<text:line-break/> </text:span><text:span text:style-name="T23"><text:s/>default </text:span><text:span text:style-name="T16">= </text:span><text:span text:style-name="T24">true</text:span><text:span text:style-name="T16"><text:line-break/>}<text:line-break/><text:line-break/>variable </text:span><text:span text:style-name="T20">"env"</text:span><text:span text:style-name="T16"> {<text:line-break/> </text:span><text:span text:style-name="T23"><text:s/>default </text:span><text:span text:style-name="T16">= </text:span><text:span text:style-name="T20">"dev"</text:span><text:span text:style-name="T16"><text:line-break/>}<text:line-break/></text:span><text:span text:style-name="T23"><text:line-break/>resource </text:span><text:span text:style-name="T20">"docker_container"</text:span><text:span text:style-name="T16"> </text:span><text:span text:style-name="T20">"monitor"</text:span><text:span text:style-name="T16"> {<text:line-break/> <text:s/>count = var.enable_monitoring ? 1 : 0<text:line-break/><text:line-break/> <text:s/>name <text:s/>= </text:span><text:span text:style-name="T20">"monitor-</text:span><text:span text:style-name="T24">${var.env}</text:span><text:span text:style-name="T20">"</text:span><text:span text:style-name="T16"><text:line-break/> <text:s/>image = </text:span><text:span text:style-name="T20">"grafana/grafana:latest"</text:span><text:span text:style-name="T16"><text:line-break/>}</text:span></text:p>
          </table:table-cell>
        </table:table-row>
      </table:table>
      <text:p text:style-name="Standard">💬 Si enable_monitoring = true, se crea el contenedor Grafana.<text:line-break/> Si enable_monitoring = false, no se crea ningún contenedor.</text:p>
      <text:p text:style-name="Heading_20_2"><text:bookmark text:name="_fy3rbguiutkq"/>🧩 5.4 Casos reales de uso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"><text:span text:style-name="T9">Escenario</text:span></text:p>
          </table:table-cell>
          <table:table-cell table:style-name="Table22.A1" office:value-type="string">
            <text:p text:style-name="P1"><text:span text:style-name="T9">Ejemplo Docker</text:span></text:p>
          </table:table-cell>
        </table:table-row>
        <table:table-row table:style-name="Table22.2">
          <table:table-cell table:style-name="Table22.A1" office:value-type="string">
            <text:p text:style-name="Standard">Crear contenedor de logs solo si es entorno producción</text:p>
          </table:table-cell>
          <table:table-cell table:style-name="Table22.A1" office:value-type="string">
            <text:p text:style-name="P27">count = var.env == "prod" ? 1 : 0</text:p>
          </table:table-cell>
        </table:table-row>
        <table:table-row table:style-name="Table22.3">
          <table:table-cell table:style-name="Table22.A1" office:value-type="string">
            <text:p text:style-name="Standard">Elegir entre dos imágenes</text:p>
          </table:table-cell>
          <table:table-cell table:style-name="Table22.A1" office:value-type="string">
            <text:p text:style-name="P27">image = var.use_light_image ? "nginx:alpine" : "nginx:latest"</text:p>
          </table:table-cell>
        </table:table-row>
        <table:table-row table:style-name="Table22.2">
          <table:table-cell table:style-name="Table22.A1" office:value-type="string">
            <text:p text:style-name="Standard">Activar backups solo si están habilitados</text:p>
          </table:table-cell>
          <table:table-cell table:style-name="Table22.A1" office:value-type="string">
            <text:p text:style-name="P27">count = var.enable_backups ? 1 : 0</text:p>
          </table:table-cell>
        </table:table-row>
        <table:table-row table:style-name="Table22.1">
          <table:table-cell table:style-name="Table22.A1" office:value-type="string">
            <text:p text:style-name="Standard">Cambiar puerto según entorno</text:p>
          </table:table-cell>
          <table:table-cell table:style-name="Table22.A1" office:value-type="string">
            <text:p text:style-name="P27">external = var.env == "dev" ? 8080 : 80</text:p>
          </table:table-cell>
        </table:table-row>
      </table:table>
      <text:p text:style-name="Heading_20_2"><text:bookmark text:name="_pjvg22pve0i8"/>⚠️ 5.5 Limitaciones de expresiones condicionales</text:p>
      <text:p text:style-name="Standard">Terraform no soporta estructuras de control tradicionales como if o else if. <text:s/>En su lugar, todo se resuelve con expresiones ternarias que se evalúan completamente.</text:p>
      <text:p text:style-name="P30">⚠️ <text:span text:style-name="T9">Ten en cuenta:</text:span></text:p>
      <text:list xml:id="list4230966501" text:style-name="WWNum13">
        <text:list-item>
          <text:p text:style-name="P37">No existe ejecución diferida; <text:span text:style-name="T9">ambas ramas</text:span> se validan al evaluar el plan.</text:p>
        </text:list-item>
        <text:list-item>
          <text:p text:style-name="P70">No intentes acceder a variables o atributos <text:span text:style-name="T9">nulos o vacíos</text:span> en una rama no válida.</text:p>
        </text:list-item>
        <text:list-item>
          <text:p text:style-name="P49">Evita condicionales anidados excesivos: pueden hacer el código menos legible.</text:p>
        </text:list-item>
      </text:list>
      <text:p text:style-name="P30">💬 <text:span text:style-name="T9">Ejemplo incorrecto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8"><text:span text:style-name="T16">image = </text:span><text:span text:style-name="T17">var</text:span><text:span text:style-name="T16">.env == </text:span><text:span text:style-name="T20">"prod"</text:span><text:span text:style-name="T16"> ? </text:span><text:span text:style-name="T17">var</text:span><text:span text:style-name="T16">.image_prod : </text:span><text:span text:style-name="T17">var</text:span><text:span text:style-name="T16">.image_dev<text:line-break/># ❌ Falla si </text:span><text:span text:style-name="T17">var</text:span><text:span text:style-name="T16">.image_prod </text:span><text:span text:style-name="T17">no</text:span><text:span text:style-name="T16"> </text:span><text:span text:style-name="T17">est</text:span><text:span text:style-name="T16">á definido y </text:span><text:span text:style-name="T17">var</text:span><text:span text:style-name="T16">.env != </text:span><text:span text:style-name="T20">"prod"</text:span></text:p>
          </table:table-cell>
        </table:table-row>
      </table:table>
      <text:p text:style-name="P30">✅ <text:span text:style-name="T9">Solución:<text:line-break/></text:span> Define valores por defecto o valida las variables ante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8"><text:span text:style-name="T16">variable </text:span><text:span text:style-name="T20">"image_prod"</text:span><text:span text:style-name="T16"> {<text:line-break/> </text:span><text:span text:style-name="T23"><text:s/>default </text:span><text:span text:style-name="T16">= </text:span><text:span text:style-name="T20">"nginx:stable"</text:span><text:span text:style-name="T16"><text:line-break/>}<text:line-break/>variable </text:span><text:span text:style-name="T20">"image_dev"</text:span><text:span text:style-name="T16"> {<text:line-break/> </text:span><text:span text:style-name="T23"><text:s/>default </text:span><text:span text:style-name="T16">= </text:span><text:span text:style-name="T20">"nginx:alpine"</text:span><text:span text:style-name="T16"><text:line-break/>}</text:span></text:p>
          </table:table-cell>
        </table:table-row>
      </table:table>
      <text:p text:style-name="Heading_20_1"><text:bookmark text:name="_cyxl497sggor"/>6. 🧰 Funciones integradas de Terraform</text:p>
      <text:p text:style-name="Heading_20_2"><text:bookmark text:name="_ubo92tpl93uj"/>6.1 Introducción a las funciones nativas</text:p>
      <text:p text:style-name="P30">Terraform incluye muchas funciones integradas para:</text:p>
      <text:list xml:id="list1435310238" text:style-name="WWNum26">
        <text:list-item>
          <text:p text:style-name="P38">Manipular listas, strings, mapas.</text:p>
        </text:list-item>
        <text:list-item>
          <text:p text:style-name="P71">Hacer cálculos.</text:p>
        </text:list-item>
        <text:list-item>
          <text:p text:style-name="P71">Transformar datos.</text:p>
        </text:list-item>
        <text:list-item>
          <text:p text:style-name="P50">Convertir estructuras.</text:p>
        </text:list-item>
      </text:list>
      <text:p text:style-name="P30">👉 Las funciones se usan dentro de bloques, <text:span text:style-name="T26">locals</text:span>, outputs, condiciones, etc.</text:p>
      <text:p text:style-name="P30">Algunas de las funciones comunes más utilizadas son:</text:p>
      <text:p text:style-name="Standard"><text:span text:style-name="T9">length()<text:line-break/></text:span>Cuenta el número de elementos en una lista o mapa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8"><text:span text:style-name="T23">length</text:span><text:span text:style-name="T16">(var.contenedores) <text:s text:c="6"/></text:span><text:span text:style-name="T30"># → 3</text:span></text:p>
          </table:table-cell>
        </table:table-row>
      </table:table>
      <text:p text:style-name="Standard"><text:span text:style-name="T9">concat()<text:line-break/></text:span>Une varias listas en una sola.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8"><text:span text:style-name="T16">concat([</text:span><text:span text:style-name="T20">"web"</text:span><text:span text:style-name="T16">, </text:span><text:span text:style-name="T20">"db"</text:span><text:span text:style-name="T16">], [</text:span><text:span text:style-name="T20">"monitor"</text:span><text:span text:style-name="T16">]) <text:s text:c="2"/># → [</text:span><text:span text:style-name="T20">"web"</text:span><text:span text:style-name="T16">, </text:span><text:span text:style-name="T20">"db"</text:span><text:span text:style-name="T16">, </text:span><text:span text:style-name="T20">"monitor"</text:span><text:span text:style-name="T16">]</text:span></text:p>
          </table:table-cell>
        </table:table-row>
      </table:table>
      <text:p text:style-name="Standard"><text:span text:style-name="T9"><text:s/>join()<text:line-break/></text:span>Convierte una lista en texto, separando por un delimitador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8"><text:span text:style-name="T16">join(</text:span><text:span text:style-name="T20">"-"</text:span><text:span text:style-name="T16">, [</text:span><text:span text:style-name="T20">"nginx"</text:span><text:span text:style-name="T16">, </text:span><text:span text:style-name="T20">"prod"</text:span><text:span text:style-name="T16">, </text:span><text:span text:style-name="T20">"01"</text:span><text:span text:style-name="T16">]) <text:s text:c="2"/></text:span><text:span text:style-name="T31"># → </text:span><text:span text:style-name="T21">"nginx-prod-01"</text:span></text:p>
          </table:table-cell>
        </table:table-row>
      </table:table>
      <text:p text:style-name="P2"/>
      <text:p text:style-name="Standard"><text:span text:style-name="T9">split()</text:span><text:line-break/>Divide un texto en lista según un separador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8"><text:span text:style-name="T17">split</text:span><text:span text:style-name="T16">(</text:span><text:span text:style-name="T20">"-"</text:span><text:span text:style-name="T16">, </text:span><text:span text:style-name="T20">"nginx-prod-01"</text:span><text:span text:style-name="T16">) <text:s text:c="8"/></text:span><text:span text:style-name="T31"># → ["nginx", "prod", "01"]</text:span></text:p>
          </table:table-cell>
        </table:table-row>
      </table:table>
      <text:p text:style-name="Standard"><text:span text:style-name="T9">lower() / upper()<text:line-break/></text:span>Convierte texto a minúsculas o mayúsculas.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8"><text:span text:style-name="T32">lower</text:span><text:span text:style-name="T16">(</text:span><text:span text:style-name="T20">"DOCKER"</text:span><text:span text:style-name="T16">) → </text:span><text:span text:style-name="T20">"docker"</text:span><text:span text:style-name="T16"> <text:s/><text:line-break/></text:span><text:span text:style-name="T32">upper</text:span><text:span text:style-name="T16">(</text:span><text:span text:style-name="T20">"nginx"</text:span><text:span text:style-name="T16">) → </text:span><text:span text:style-name="T20">"NGINX"</text:span></text:p>
          </table:table-cell>
        </table:table-row>
      </table:table>
      <text:p text:style-name="Standard"><text:span text:style-name="T9">lookup()<text:line-break/></text:span>Busca una clave en un mapa con valor por defecto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8"><text:span text:style-name="T17">lookup</text:span><text:span text:style-name="T16">(</text:span><text:span text:style-name="T17">var</text:span><text:span text:style-name="T16">.imagenes, </text:span><text:span text:style-name="T20">"web"</text:span><text:span text:style-name="T16">, </text:span><text:span text:style-name="T20">"nginx:latest"</text:span><text:span text:style-name="T16">)<text:line-break/># Devuelve </text:span><text:span text:style-name="T17">la</text:span><text:span text:style-name="T16"> imagen </text:span><text:span text:style-name="T20">"web"</text:span><text:span text:style-name="T16"> o </text:span><text:span text:style-name="T20">"nginx:latest"</text:span><text:span text:style-name="T16"> si </text:span><text:span text:style-name="T17">no</text:span><text:span text:style-name="T16"> existe</text:span></text:p>
          </table:table-cell>
        </table:table-row>
      </table:table>
      <text:p text:style-name="Standard"><text:span text:style-name="T9">element()</text:span></text:p>
      <text:p text:style-name="Standard">Devuelve un elemento de una lista por su índice (útil con count.index).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8"><text:span text:style-name="T16">element(</text:span><text:span text:style-name="T17">var</text:span><text:span text:style-name="T16">.puertos, </text:span><text:span text:style-name="T17">count</text:span><text:span text:style-name="T16">.index)<text:line-break/># </text:span><text:span text:style-name="T17">var</text:span><text:span text:style-name="T16">.puertos = [8080, 8081, 8082]<text:line-break/># → 8080 </text:span><text:span text:style-name="T17">en</text:span><text:span text:style-name="T16"> </text:span><text:span text:style-name="T17">la</text:span><text:span text:style-name="T16"> primera iteració</text:span><text:span text:style-name="T17">n</text:span></text:p>
          </table:table-cell>
        </table:table-row>
      </table:table>
      <text:p text:style-name="Standard"><text:span text:style-name="T9">contains()<text:line-break/></text:span>Comprueba si un valor está dentro de una lista.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8"><text:span text:style-name="T17">contains</text:span><text:span text:style-name="T16">([</text:span><text:span text:style-name="T20">"dev"</text:span><text:span text:style-name="T16">, </text:span><text:span text:style-name="T20">"test"</text:span><text:span text:style-name="T16">, </text:span><text:span text:style-name="T20">"prod"</text:span><text:span text:style-name="T16">], </text:span><text:span text:style-name="T20">"prod"</text:span><text:span text:style-name="T16">) <text:s/></text:span><text:span text:style-name="T30"># → true</text:span></text:p>
          </table:table-cell>
        </table:table-row>
      </table:table>
      <text:p text:style-name="Standard"><text:span text:style-name="T9">format()<text:line-break/></text:span>Crea texto con formato tipo printf.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8"><text:span text:style-name="T16">format(</text:span><text:span text:style-name="T20">"web-%02d"</text:span><text:span text:style-name="T16">, </text:span><text:span text:style-name="T17">count</text:span><text:span text:style-name="T16">.</text:span><text:span text:style-name="T17">index</text:span><text:span text:style-name="T16">) <text:s text:c="2"/></text:span><text:span text:style-name="T31"># → "web-01"</text:span></text:p>
          </table:table-cell>
        </table:table-row>
      </table:table>
      <text:p text:style-name="Standard"><text:span text:style-name="T9">file()<text:line-break/></text:span>Lee el contenido de un archivo.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8"><text:span text:style-name="T32">file</text:span><text:span text:style-name="T16">(</text:span><text:span text:style-name="T20">"${path.module}/docker.conf"</text:span><text:span text:style-name="T16">)</text:span></text:p>
          </table:table-cell>
        </table:table-row>
      </table:table>
      <text:p text:style-name="Standard"><text:span text:style-name="T9">replace()<text:line-break/></text:span>Reemplaza texto dentro de una cadena.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8"><text:span text:style-name="T16">replace(</text:span><text:span text:style-name="T20">"nginx:latest"</text:span><text:span text:style-name="T16">, </text:span><text:span text:style-name="T20">":"</text:span><text:span text:style-name="T16">, </text:span><text:span text:style-name="T20">"-"</text:span><text:span text:style-name="T16">) <text:s text:c="2"/></text:span><text:span text:style-name="T31"># → </text:span><text:span text:style-name="T21">"nginx-latest"</text:span></text:p>
          </table:table-cell>
        </table:table-row>
      </table:table>
      <text:p text:style-name="Heading_20_2"><text:bookmark text:name="_9fefksbjji4j"/><text:soft-page-break/>6.2 Combinación de funciones con locals y outputs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8"><text:span text:style-name="T16">locals {<text:line-break/> <text:s/>nombres_formateados = </text:span><text:span text:style-name="T17">join</text:span><text:span text:style-name="T16">(</text:span><text:span text:style-name="T20">", "</text:span><text:span text:style-name="T16">, </text:span><text:span text:style-name="T17">var</text:span><text:span text:style-name="T24">.nombres</text:span><text:span text:style-name="T16">)<text:line-break/>}<text:line-break/><text:line-break/></text:span><text:span text:style-name="T17">output</text:span><text:span text:style-name="T16"> </text:span><text:span text:style-name="T20">"nombres"</text:span><text:span text:style-name="T16"> {<text:line-break/> <text:s/>value = upper(</text:span><text:span text:style-name="T17">local</text:span><text:span text:style-name="T24">.nombres_formateados</text:span><text:span text:style-name="T16">)<text:line-break/>}</text:span></text:p>
          </table:table-cell>
        </table:table-row>
      </table:table>
      <text:p text:style-name="Heading_20_2"><text:bookmark text:name="_3k0ymb6b783h"/>6.3 Ejemplo práctico: formatear nombres de archivos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8"><text:span text:style-name="T16">variable </text:span><text:span text:style-name="T20">"usuarios"</text:span><text:span text:style-name="T16"> {<text:line-break/> </text:span><text:span text:style-name="T23"><text:s/>default </text:span><text:span text:style-name="T16">= [</text:span><text:span text:style-name="T20">"ana"</text:span><text:span text:style-name="T16">, </text:span><text:span text:style-name="T20">"luis"</text:span><text:span text:style-name="T16">, </text:span><text:span text:style-name="T20">"maria"</text:span><text:span text:style-name="T16">]<text:line-break/>}<text:line-break/></text:span><text:span text:style-name="T23"><text:line-break/>resource </text:span><text:span text:style-name="T20">"local_file"</text:span><text:span text:style-name="T16"> </text:span><text:span text:style-name="T20">"user_files"</text:span><text:span text:style-name="T16"> {<text:line-break/> <text:s/>for_each = toset(var.usuarios)<text:line-break/> <text:s/>filename = </text:span><text:span text:style-name="T20">"saludo-</text:span><text:span text:style-name="T24">${upper(each.key)}</text:span><text:span text:style-name="T20">.txt"</text:span><text:span text:style-name="T16"><text:line-break/> <text:s/>content <text:s/>= </text:span><text:span text:style-name="T20">"Hola, </text:span><text:span text:style-name="T24">${title(each.key)}</text:span><text:span text:style-name="T20">!"</text:span><text:span text:style-name="T16"><text:line-break/>}</text:span></text:p>
          </table:table-cell>
        </table:table-row>
      </table:table>
      <text:p text:style-name="P30">Resultado:</text:p>
      <text:list xml:id="list736198420" text:style-name="WWNum16">
        <text:list-item>
          <text:p text:style-name="P63">saludo-ANA.txt → "Hola, Ana!"</text:p>
        </text:list-item>
        <text:list-item>
          <text:p text:style-name="P63">saludo-LUIS.txt → "Hola, Luis!"</text:p>
        </text:list-item>
      </text:list>
      <text:p text:style-name="Heading_20_1"><text:bookmark text:name="_ry7lhhx4vjep"/>7. 🧱 Módulos en Terraform</text:p>
      <text:p text:style-name="Heading_20_2"><text:bookmark text:name="_3b4tx6pcb960"/>7.1 ¿Qué es un módulo en Terraform?</text:p>
      <text:p text:style-name="P30">Un <text:span text:style-name="T9">módulo</text:span> es una agrupación de recursos de Terraform reutilizables, que se pueden <text:span text:style-name="T9">invocar desde otros proyectos o módulos</text:span>.1</text:p>
      <text:p text:style-name="P84">🧠 Piensa en los módulos como <text:span text:style-name="T9">funciones</text:span> en la programación tradicional:</text:p>
      <text:list xml:id="list2661614427" text:style-name="WWNum3">
        <text:list-item>
          <text:p text:style-name="P85">Tienen <text:span text:style-name="T9">entradas</text:span> (variables)</text:p>
        </text:list-item>
        <text:list-item>
          <text:p text:style-name="P86">Ejecutan una <text:span text:style-name="T9">lógica interna</text:span> (infraestructura)</text:p>
        </text:list-item>
        <text:list-item>
          <text:p text:style-name="P87">Producen <text:span text:style-name="T9">salidas</text:span> (outputs)</text:p>
        </text:list-item>
      </text:list>
      <text:p text:style-name="Heading_20_2"><text:bookmark text:name="_m3ybcqkrjdqd"/>7.2 Estructura de un módulo</text:p>
      <text:p text:style-name="P30">Mínimamente, un módulo tiene los siguientes archivos:</text:p>
      <text:p text:style-name="Standard"><text:span text:style-name="T9">modules/</text:span></text:p>
      <text:p text:style-name="Standard"><text:span text:style-name="T9">└── files/</text:span></text:p>
      <text:p text:style-name="Standard"><text:span text:style-name="T9"><text:s text:c="4"/>├── main.tf <text:s text:c="9"/># Recursos principales</text:span></text:p>
      <text:p text:style-name="Standard"><text:span text:style-name="T9"><text:s text:c="4"/>├── variables.tf <text:s text:c="4"/># Variables de entrada</text:span></text:p>
      <text:p text:style-name="Standard"><text:span text:style-name="T9"><text:s text:c="4"/>└── outputs.tf <text:s text:c="6"/># Valores de salida</text:span></text:p>
      <text:p text:style-name="Standard">💡 Opcionalmente puedes usar locals.tf, providers.tf, README.md, etc.</text:p>
      <text:p text:style-name="Heading_20_2"><text:bookmark text:name="_z5zdmlh26ws2"/>7.3 Ventajas de los módulos</text:p>
      <text:p text:style-name="P30"><text:span text:style-name="T8">✔️ </text:span><text:span text:style-name="T9">Reutilización:</text:span> escribe una vez, usa en muchos entornos (dev, prod, QA...)<text:line-break/><text:span text:style-name="T8">✔️ </text:span><text:span text:style-name="T9">Organización:</text:span> separa lógica por componente (base de datos, red, servidores, etc.)<text:line-break/><text:span text:style-name="T8">✔️ </text:span><text:span text:style-name="T9">Escalabilidad:</text:span> tu infraestructura crece con estructura clara<text:line-break/><text:span text:style-name="T8">✔️ </text:span><text:span text:style-name="T9">Consistencia:</text:span> reduces errores por copiar/pegar<text:line-break/><text:span text:style-name="T8">✔️ </text:span><text:span text:style-name="T9">Compartibilidad:</text:span> puedes subir módulos al Terraform Registry</text:p>
      <text:p text:style-name="P90"><text:bookmark text:name="_pjfb059q3sa0"/>7.4 Crear y usar un módulo local (ej: modules/files)</text:p>
      <text:p text:style-name="Standard"><text:span text:style-name="T9">➤ Paso 1: Estructura del módulo files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8"><text:span text:style-name="T30"># modules/files/variables.tf</text:span><text:span text:style-name="T16"><text:line-break/>variable </text:span><text:span text:style-name="T20">"filename"</text:span><text:span text:style-name="T16"> {<text:line-break/> </text:span><text:span text:style-name="T23"><text:s/>type </text:span><text:span text:style-name="T16">= string<text:line-break/>}<text:line-break/><text:line-break/>variable </text:span><text:span text:style-name="T20">"content"</text:span><text:span text:style-name="T16"> {<text:line-break/> </text:span><text:span text:style-name="T23"><text:s/>type </text:span><text:span text:style-name="T16">= string<text:line-break/>}<text:line-break/><text:line-break/></text:span><text:span text:style-name="T30"># modules/files/main.tf</text:span><text:span text:style-name="T23"><text:line-break/>resource </text:span><text:span text:style-name="T20">"local_file"</text:span><text:span text:style-name="T16"> </text:span><text:span text:style-name="T20">"this"</text:span><text:span text:style-name="T16"> {<text:line-break/> <text:s/>filename = var.filename<text:line-break/> <text:s/>content <text:s/>= var.content<text:line-break/>}<text:line-break/><text:line-break/></text:span><text:span text:style-name="T30"># modules/files/outputs.tf</text:span><text:span text:style-name="T16"><text:line-break/>output </text:span><text:span text:style-name="T20">"file_path"</text:span><text:span text:style-name="T16"> {<text:line-break/> <text:s/>value = local_file.this.filename<text:line-break/>}</text:span></text:p>
          </table:table-cell>
        </table:table-row>
      </table:table>
      <text:p text:style-name="P12"><text:span text:style-name="T9">➤ Paso 2: Uso del módulo en el proyecto principal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8"><text:span text:style-name="T16">module </text:span><text:span text:style-name="T20">"file1"</text:span><text:span text:style-name="T16"> {<text:line-break/> <text:s/>source <text:s text:c="2"/>= </text:span><text:span text:style-name="T20">"./modules/files"</text:span><text:span text:style-name="T16"><text:line-break/> <text:s/>filename = </text:span><text:span text:style-name="T20">"saludo.txt"</text:span><text:span text:style-name="T16"><text:line-break/> <text:s/>content <text:s/>= </text:span><text:span text:style-name="T20">"Hola desde el módulo 👋"</text:span><text:span text:style-name="T16"><text:line-break/>}<text:line-break/><text:line-break/>output </text:span><text:span text:style-name="T20">"archivo_creado"</text:span><text:span text:style-name="T16"> {<text:line-break/> <text:s/>value = module.file1.file_path<text:line-break/>}</text:span></text:p>
          </table:table-cell>
        </table:table-row>
      </table:table>
      <text:p text:style-name="Heading_20_2"><text:bookmark text:name="_sj3cd2argkow"/>7.5 Pasar variables y recibir outputs desde módulos</text:p>
      <text:p text:style-name="Standard">Las variables que definimos en variables.tf del módulo se pueden sobreescribir al invocar el módulo.</text:p>
      <text:p text:style-name="Standard"><text:span text:style-name="T9">📥 Inputs</text:span> → Se pasan con claves nombre = valor<text:line-break/><text:span text:style-name="T9">📤 Outputs</text:span> → Se accede con module.&lt;nombre&gt;.output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8"><text:span text:style-name="T19">output </text:span><text:span text:style-name="T22">"contenido"</text:span><text:span text:style-name="T19"> {<text:line-break/> <text:s/>value = module.file1.file_path<text:line-break/>}</text:span></text:p>
          </table:table-cell>
        </table:table-row>
      </table:table>
      <text:p text:style-name="Heading_20_2"><text:bookmark text:name="_1oqq5r1xsfda"/>7.6 Módulos públicos: Terraform Registry</text:p>
      <text:p text:style-name="P30">El <text:span text:style-name="T9">Terraform Registry</text:span> es una plataforma con <text:span text:style-name="T9">miles de módulos reutilizables</text:span> creados por la comunidad y por HashiCorp. Permiten <text:span text:style-name="T9">ahorrar tiempo</text:span>, mantener <text:span text:style-name="T9">buenas prácticas</text:span> y <text:span text:style-name="T9">evitar duplicar código</text:span>. 🔗 <text:span text:style-name="T9">Web oficial:</text:span><text:a xlink:type="simple" xlink:href="https://registry.terraform.io/" text:style-name="ListLabel_20_235" text:visited-style-name="ListLabel_20_235"> </text:a><text:a xlink:type="simple" xlink:href="https://registry.terraform.io/" text:style-name="ListLabel_20_236" text:visited-style-name="ListLabel_20_236"><text:span text:style-name="T33">https://registry.terraform.io/</text:span></text:a></text:p>
      <text:p text:style-name="P12"><text:span text:style-name="T9">📦 Ejemplos de módulos populares</text:span></text:p>
      <text:p text:style-name="P13"><text:span text:style-name="T9">🐳 Docker</text:span></text:p>
      <text:list xml:id="list3837310314" text:style-name="WWNum10">
        <text:list-item>
          <text:p text:style-name="P64">kreuzwerker/docker-provider → Configuración de imágenes, contenedores y redes Docker.</text:p>
        </text:list-item>
        <text:list-item>
          <text:p text:style-name="P64">terraform-docker-compose → Genera configuraciones basadas en Docker Compose.</text:p>
        </text:list-item>
        <text:list-item>
          <text:p text:style-name="P64">terraform-docker-swarm → Despliega y gestiona clústeres Docker Swarm.</text:p>
        </text:list-item>
      </text:list>
      <text:p text:style-name="P2"/>
      <text:p text:style-name="Standard"><text:span text:style-name="T9">☁️ AWS</text:span></text:p>
      <text:list xml:id="list3346524170" text:style-name="WWNum5">
        <text:list-item>
          <text:p text:style-name="P65">terraform-aws-modules/vpc/aws → Crea redes VPC completas.</text:p>
        </text:list-item>
        <text:list-item>
          <text:p text:style-name="P65">terraform-aws-modules/s3-bucket/aws → Buckets S3 con políticas y versionado.</text:p>
        </text:list-item>
        <text:list-item>
          <text:p text:style-name="P65">terraform-aws-modules/ec2-instance/aws → Despliegue rápido de instancias EC2.</text:p>
        </text:list-item>
      </text:list>
      <text:p text:style-name="Standard"><text:span text:style-name="T9">🧱 Azure</text:span></text:p>
      <text:list xml:id="list3938470846" text:style-name="WWNum9">
        <text:list-item>
          <text:p text:style-name="P66">Azure/network/azurerm → Redes virtuales y subredes.</text:p>
        </text:list-item>
        <text:list-item>
          <text:p text:style-name="P66">Azure/compute/azurerm → Máquinas virtuales configurables.</text:p>
        </text:list-item>
      </text:list>
      <text:p text:style-name="Standard"><text:span text:style-name="T9">🧩 Google Cloud</text:span></text:p>
      <text:list xml:id="list3965303473" text:style-name="WWNum19">
        <text:list-item>
          <text:p text:style-name="P67">terraform-google-modules/vpc/google → Creación de redes y subredes GCP.</text:p>
        </text:list-item>
        <text:list-item>
          <text:p text:style-name="P67">terraform-google-modules/gke/google → Despliegue de clústeres Kubernetes.</text:p>
        </text:list-item>
      </text:list>
      <text:p text:style-name="P88"><text:bookmark text:name="_1hixx1opznli"/>8. 📚 Webgrafía</text:p>
      <text:list xml:id="list1476887958" text:style-name="WWNum4">
        <text:list-item>
          <text:p text:style-name="P39"><text:span text:style-name="T9">Terraform Registry</text:span> </text:p>
          <text:list>
            <text:list-item>
              <text:p text:style-name="P83">🔗<text:a xlink:type="simple" xlink:href="https://registry.terraform.io/?utm_source=chatgpt.com" text:style-name="ListLabel_20_235" text:visited-style-name="ListLabel_20_235"> </text:a><text:a xlink:type="simple" xlink:href="https://registry.terraform.io/" text:style-name="ListLabel_20_236" text:visited-style-name="ListLabel_20_236"><text:span text:style-name="T33">https://registry.terraform.io/</text:span></text:a></text:p>
            </text:list-item>
            <text:list-item>
              <text:p text:style-name="P83"><text:soft-page-break/>Portal oficial para buscar módulos públicos, revisar versiones, ejemplos de uso y explorar la comunidad de módulos de Terraform.</text:p>
            </text:list-item>
          </text:list>
        </text:list-item>
        <text:list-item>
          <text:p text:style-name="P72"><text:span text:style-name="T9">Use a module — HashiCorp Developer</text:span></text:p>
          <text:list>
            <text:list-item>
              <text:p text:style-name="P83">🔗<text:a xlink:type="simple" xlink:href="https://developer.hashicorp.com/terraform/registry/modules/use?utm_source=chatgpt.com" text:style-name="ListLabel_20_235" text:visited-style-name="ListLabel_20_235"> </text:a><text:a xlink:type="simple" xlink:href="https://developer.hashicorp.com/terraform/registry/modules/use" text:style-name="ListLabel_20_236" text:visited-style-name="ListLabel_20_236"><text:span text:style-name="T33">https://developer.hashicorp.com/terraform/registry/modules/use</text:span></text:a></text:p>
            </text:list-item>
            <text:list-item>
              <text:p text:style-name="P83">Guía oficial sobre cómo usar módulos desde el registro (configuración del source, versioning, etc.).</text:p>
            </text:list-item>
          </text:list>
        </text:list-item>
        <text:list-item>
          <text:p text:style-name="P72"><text:span text:style-name="T9">Learn Terraform Modules (HashiCorp Education)</text:span> </text:p>
          <text:list>
            <text:list-item>
              <text:p text:style-name="P83">🔗<text:a xlink:type="simple" xlink:href="https://github.com/hashicorp-education/learn-terraform-modules?utm_source=chatgpt.com" text:style-name="ListLabel_20_235" text:visited-style-name="ListLabel_20_235"> </text:a><text:a xlink:type="simple" xlink:href="https://github.com/hashicorp-education/learn-terraform-modules?utm_source=chatgpt.com" text:style-name="ListLabel_20_236" text:visited-style-name="ListLabel_20_236"><text:span text:style-name="T33">https://github.com/hashicorp-education/learn-terraform-modules</text:span></text:a></text:p>
            </text:list-item>
            <text:list-item>
              <text:p text:style-name="P82">Repositorio oficial de HashiCorp Education con ejemplos prácticos sobre cómo estructurar, crear y reutilizar módulos en Terraform. Incluye código comentado, ejemplos de main.tf, variables.tf y outputs.tf, así como módulos para servicios de AWS y demostraciones que acompañan al curso Advanced Modules de HashiCorp Lear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35" style:display-name="ListLabel 235" style:family="text"/>
    <style:style style:name="ListLabel_20_236" style:display-name="ListLabel 23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32"/>Unidad 04. Bloques avanzados, bucles y dependencias en Terraform</text:span></text:p>
      </style:header>
      <style:footer>
        <text:p text:style-name="MP4"><text:span text:style-name="MT1"><text:tab/><text:tab/>Página </text:span><text:page-number text:select-page="current">7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3" meta:object-count="0" meta:page-count="7" meta:paragraph-count="362" meta:word-count="3192" meta:character-count="21467" meta:non-whitespace-character-count="18309"/>
    <meta:generator>LibreOfficeDev/6.0.5.2$Linux_X86_64 LibreOffice_project/</meta:generator>
  </office:meta>
</office:document-meta>
</file>